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7" style:family="table">
      <style:table-properties style:width="16cm" table:align="margins" style:writing-mode="lr-tb"/>
    </style:style>
    <style:style style:name="Tableau7.A" style:family="table-column">
      <style:table-column-properties style:column-width="4.001cm" style:rel-column-width="16384*"/>
    </style:style>
    <style:style style:name="Tableau7.C" style:family="table-column">
      <style:table-column-properties style:column-width="4.001cm" style:rel-column-width="16383*"/>
    </style:style>
    <style:style style:name="Tableau7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cm" table:align="margins" fo:background-color="transparent" style:writing-mode="lr-tb">
        <style:background-image/>
      </style:table-properties>
    </style:style>
    <style:style style:name="Tableau2.A" style:family="table-column">
      <style:table-column-properties style:column-width="4.001cm" style:rel-column-width="16384*"/>
    </style:style>
    <style:style style:name="Tableau2.C" style:family="table-column">
      <style:table-column-properties style:column-width="4.001cm" style:rel-column-width="16383*"/>
    </style:style>
    <style:style style:name="Tableau2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4" style:family="table-row">
      <style:table-row-properties style:min-row-height="0.593cm"/>
    </style:style>
    <style:style style:name="Tableau2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5" style:family="table-row">
      <style:table-row-properties fo:background-color="transparent">
        <style:background-image/>
      </style:table-row-properties>
    </style:style>
    <style:style style:name="Tableau2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cm" table:align="margins" style:writing-mode="lr-tb"/>
    </style:style>
    <style:style style:name="Tableau3.A" style:family="table-column">
      <style:table-column-properties style:column-width="4.001cm" style:rel-column-width="16384*"/>
    </style:style>
    <style:style style:name="Tableau3.C" style:family="table-column">
      <style:table-column-properties style:column-width="4.001cm" style:rel-column-width="16383*"/>
    </style:style>
    <style:style style:name="Tableau3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cm" table:align="margins" style:writing-mode="lr-tb"/>
    </style:style>
    <style:style style:name="Tableau4.A" style:family="table-column">
      <style:table-column-properties style:column-width="4.001cm" style:rel-column-width="16384*"/>
    </style:style>
    <style:style style:name="Tableau4.C" style:family="table-column">
      <style:table-column-properties style:column-width="4.001cm" style:rel-column-width="16383*"/>
    </style:style>
    <style:style style:name="Tableau4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6cm" table:align="margins" style:writing-mode="lr-tb"/>
    </style:style>
    <style:style style:name="Tableau5.A" style:family="table-column">
      <style:table-column-properties style:column-width="4.001cm" style:rel-column-width="16384*"/>
    </style:style>
    <style:style style:name="Tableau5.C" style:family="table-column">
      <style:table-column-properties style:column-width="4.001cm" style:rel-column-width="16383*"/>
    </style:style>
    <style:style style:name="Tableau5.1" style:family="table-row">
      <style:table-row-properties style:min-row-height="0.997cm"/>
    </style:style>
    <style:style style:name="Tableau5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loext:graphic-properties draw:fill="solid" draw:fill-color="#ffffff" draw:opacity="100%"/>
      <style:paragraph-properties fo:background-color="#ffffff"/>
      <style:text-properties fo:font-size="8pt" style:font-size-asian="10pt" style:font-size-complex="10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color="#5983b0" fo:font-size="12pt" style:font-size-asian="12pt" style:font-size-complex="12pt"/>
    </style:style>
    <style:style style:name="P6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7" style:family="paragraph" style:parent-style-name="Standard">
      <style:paragraph-properties fo:margin-left="1.249cm" fo:margin-right="0cm" fo:text-indent="0cm" style:auto-text-indent="false"/>
    </style:style>
    <style:style style:name="P8" style:family="paragraph" style:parent-style-name="Standard">
      <style:paragraph-properties fo:margin-left="1.249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margin-left="1.249cm" fo:margin-right="0cm" fo:text-align="start" style:justify-single-word="false" fo:text-indent="0cm" style:auto-text-indent="false"/>
    </style:style>
    <style:style style:name="P10" style:family="paragraph" style:parent-style-name="exemple">
      <style:paragraph-properties fo:margin-left="1.249cm" fo:margin-right="0cm" fo:text-indent="0cm" style:auto-text-indent="false"/>
    </style:style>
    <style:style style:name="P11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</style:style>
    <style:style style:name="P12" style:family="paragraph" style:parent-style-name="exemple">
      <style:paragraph-properties fo:margin-left="1.238cm" fo:margin-right="-0.005cm" fo:text-indent="0cm" style:auto-text-indent="false"/>
      <style:text-properties style:font-name="Courier 10 Pitch"/>
    </style:style>
    <style:style style:name="P13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style:font-name="Times New Roman" fo:font-size="11pt" style:font-size-asian="11pt" style:font-size-complex="11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style:font-name="Times New Roman" fo:font-size="11pt" officeooo:paragraph-rsid="002d2922" style:font-size-asian="11pt" style:font-size-complex="11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style:font-name="Times New Roman" officeooo:paragraph-rsid="002d2922"/>
    </style:style>
    <style:style style:name="P1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style:shadow="none"/>
      <style:text-properties style:font-name="Times New Roman" fo:font-size="11pt" style:font-size-asian="11pt" style:font-size-complex="11pt"/>
    </style:style>
    <style:style style:name="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style:shadow="none"/>
      <style:text-properties style:font-name="Times New Roman" fo:font-size="11pt" officeooo:paragraph-rsid="002d2922" style:font-size-asian="11pt" style:font-size-complex="11pt"/>
    </style:style>
    <style:style style:name="P1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ccba9" officeooo:paragraph-rsid="0029885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ccba9" officeooo:paragraph-rsid="002d29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298854" officeooo:paragraph-rsid="0029885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298854" officeooo:paragraph-rsid="002d29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ccc24" officeooo:paragraph-rsid="0029885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ccc24" officeooo:paragraph-rsid="002b7f3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ccc24" officeooo:paragraph-rsid="002d29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29aa53" officeooo:paragraph-rsid="0029aa5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29aa53" officeooo:paragraph-rsid="002d29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29885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2d29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22f8c8" officeooo:paragraph-rsid="0029885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22f8c8" officeooo:paragraph-rsid="002d29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d5b57" officeooo:paragraph-rsid="0029885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d5b57" officeooo:paragraph-rsid="002d29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2b7f3c" officeooo:paragraph-rsid="002b7f3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2b7f3c" officeooo:paragraph-rsid="002d29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3a962c" officeooo:paragraph-rsid="003a962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Heading_20_3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/>
      <style:text-properties style:font-name="Times New Roman" officeooo:paragraph-rsid="002d2922"/>
    </style:style>
    <style:style style:name="P38" style:family="paragraph" style:parent-style-name="Heading_20_3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/>
      <style:text-properties style:font-name="Times New Roman" fo:font-size="11pt" officeooo:paragraph-rsid="002d2922" style:font-size-asian="11pt" style:font-size-complex="11pt"/>
    </style:style>
    <style:style style:name="P39" style:family="paragraph" style:parent-style-name="Heading_20_3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/>
      <style:text-properties style:font-name="Times New Roman" fo:font-size="11pt" style:font-size-asian="11pt" style:font-size-complex="11pt"/>
    </style:style>
    <style:style style:name="P40" style:family="paragraph" style:parent-style-name="Heading_20_3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style:font-name="Times New Roman" fo:font-size="11pt" style:font-size-asian="11pt" style:font-size-complex="11pt"/>
    </style:style>
    <style:style style:name="P4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font-size="11pt" style:font-size-asian="11pt" style:font-size-complex="11pt"/>
    </style:style>
    <style:style style:name="P4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cm" style:auto-text-indent="false" fo:background-color="#ffffff"/>
      <style:text-properties fo:font-size="11pt" style:font-size-asian="11pt" style:font-size-complex="11pt"/>
    </style:style>
    <style:style style:name="P43" style:family="paragraph" style:parent-style-name="Standard" style:list-style-name="L1">
      <style:text-properties fo:font-size="12pt" style:font-size-asian="12pt" style:font-size-complex="12pt"/>
    </style:style>
    <style:style style:name="P44" style:family="paragraph" style:parent-style-name="Standard" style:list-style-name="L1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3">
      <style:paragraph-properties fo:text-align="start" style:justify-single-word="false"/>
    </style:style>
    <style:style style:name="P46" style:family="paragraph" style:parent-style-name="Standard" style:list-style-name="L4">
      <style:paragraph-properties fo:text-align="start" style:justify-single-word="false"/>
    </style:style>
    <style:style style:name="P47" style:family="paragraph" style:parent-style-name="Text_20_body" style:list-style-name="L2">
      <style:paragraph-properties fo:margin-top="0cm" fo:margin-bottom="0cm" loext:contextual-spacing="false"/>
    </style:style>
    <style:style style:name="P48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49" style:family="paragraph" style:parent-style-name="question">
      <style:text-properties officeooo:rsid="00314345" officeooo:paragraph-rsid="00314345"/>
    </style:style>
    <style:style style:name="P50" style:family="paragraph" style:parent-style-name="question" style:master-page-name="">
      <style:paragraph-properties style:page-number="auto"/>
      <style:text-properties officeooo:rsid="00302340"/>
    </style:style>
    <style:style style:name="P51" style:family="paragraph" style:parent-style-name="question">
      <style:paragraph-properties fo:break-before="page"/>
    </style:style>
    <style:style style:name="P52" style:family="paragraph" style:parent-style-name="question">
      <loext:graphic-properties draw:fill="none"/>
      <style:paragraph-properties fo:margin-left="0cm" fo:margin-right="0cm" fo:text-indent="0cm" style:auto-text-indent="false" fo:background-color="transparent" fo:padding="0.049cm" fo:border="none"/>
      <style:text-properties fo:color="#5983b0" officeooo:rsid="003c3251" officeooo:paragraph-rsid="003c3251"/>
    </style:style>
    <style:style style:name="P53" style:family="paragraph" style:parent-style-name="question">
      <loext:graphic-properties draw:fill="none"/>
      <style:paragraph-properties fo:margin-left="0cm" fo:margin-right="0cm" fo:text-indent="0cm" style:auto-text-indent="false" fo:background-color="transparent" fo:padding="0.049cm" fo:border="none"/>
      <style:text-properties fo:color="#5983b0" officeooo:rsid="00314345" officeooo:paragraph-rsid="0031434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3c6a" style:font-weight-asian="bold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263c6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63c6a" style:font-weight-asian="normal" style:font-weight-complex="normal"/>
    </style:style>
    <style:style style:name="T8" style:family="text">
      <style:text-properties officeooo:rsid="00280fe4"/>
    </style:style>
    <style:style style:name="T9" style:family="text">
      <style:text-properties fo:color="#808000"/>
    </style:style>
    <style:style style:name="T10" style:family="text">
      <style:text-properties fo:color="#c0c0c0"/>
    </style:style>
    <style:style style:name="T11" style:family="text">
      <style:text-properties fo:color="#00677c"/>
    </style:style>
    <style:style style:name="T12" style:family="text">
      <style:text-properties fo:color="#00677c" fo:font-weight="bold"/>
    </style:style>
    <style:style style:name="T13" style:family="text">
      <style:text-properties fo:color="#092e64"/>
    </style:style>
    <style:style style:name="T14" style:family="text">
      <style:text-properties fo:color="#008000"/>
    </style:style>
    <style:style style:name="T15" style:family="text">
      <style:text-properties fo:color="#000080"/>
    </style:style>
    <style:style style:name="T16" style:family="text">
      <style:text-properties officeooo:rsid="001d5b57"/>
    </style:style>
    <style:style style:name="T17" style:family="text">
      <style:text-properties officeooo:rsid="00244bb3"/>
    </style:style>
    <style:style style:name="T18" style:family="text">
      <style:text-properties officeooo:rsid="0021c4c3"/>
    </style:style>
    <style:style style:name="T19" style:family="text">
      <style:text-properties officeooo:rsid="00298854"/>
    </style:style>
    <style:style style:name="T20" style:family="text">
      <style:text-properties officeooo:rsid="0032bc50"/>
    </style:style>
    <style:style style:name="T21" style:family="text">
      <style:text-properties officeooo:rsid="00347d3c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officeooo:rsid="00392956"/>
    </style:style>
    <style:style style:name="T24" style:family="text">
      <style:text-properties officeooo:rsid="003a5e48"/>
    </style:style>
    <style:style style:name="T25" style:family="text">
      <style:text-properties officeooo:rsid="003c3251"/>
    </style:style>
    <style:style style:name="T26" style:family="text">
      <style:text-properties officeooo:rsid="003e98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48" text:outline-level="4">S<text:span text:style-name="T8">NIR</text:span> 1</text:h>
          </table:table-cell>
        </table:table-row>
        <table:table-row table:style-name="Tableau1.2">
          <table:table-cell table:style-name="Tableau1.A2" office:value-type="string">
            <text:p text:style-name="P6">Langage C<text:tab/><text:tab/>Pointeurs</text:p>
          </table:table-cell>
        </table:table-row>
        <table:table-row table:style-name="Tableau1.2">
          <table:table-cell table:style-name="Tableau1.A2" office:value-type="string">
            <text:p text:style-name="P6">~ Travaux Dirigés : Les pointeurs en C</text:p>
          </table:table-cell>
        </table:table-row>
      </table:table>
      <text:p text:style-name="P13">Algorithmique et pointeurs</text:p>
      <text:list xml:id="list3161916836" text:style-name="L1">
        <text:list-item>
          <text:p text:style-name="P43">Les fonctions seront mises dans les fichiers <text:span text:style-name="T4">manipPointeur.h</text:span> et <text:span text:style-name="T4">manipPointeur.c.</text:span></text:p>
        </text:list-item>
        <text:list-item>
          <text:p text:style-name="P43">Le programme principal qui utilisera les fonctions se nommera <text:span text:style-name="T4">main.c</text:span></text:p>
        </text:list-item>
        <text:list-item>
          <text:p text:style-name="P44">Toutes les fonctions doivent être accompagnées d'un jeu de test.</text:p>
        </text:list-item>
        <text:list-item>
          <text:p text:style-name="P44">Tous les fichiers devront avoir un en-tête conforme au modèle fourni en ressources.</text:p>
        </text:list-item>
      </text:list>
      <text:p text:style-name="Standard"/>
      <text:h text:style-name="Heading_20_1" text:outline-level="1">Pointeurs de différents types et interprétation</text:h>
      <text:p text:style-name="P4">Soit le programme suivant:</text:p>
      <text:p text:style-name="P41"><text:bookmark-start text:name="__DdeLink__6957_1109103384"/><text:span text:style-name="T9">int</text:span><text:span text:style-name="T10"> </text:span><text:span text:style-name="T12">main</text:span>(<text:span text:style-name="T9">int</text:span><text:span text:style-name="T10"> </text:span><text:span text:style-name="T13">argc</text:span>,<text:span text:style-name="T10"> </text:span><text:span text:style-name="T9">char</text:span>**<text:span text:style-name="T10"> </text:span><text:span text:style-name="T13">argv</text:span>)</text:p>
      <text:p text:style-name="P41">{</text:p>
      <text:p text:style-name="P41"><text:span text:style-name="T10"><text:s text:c="4"/></text:span><text:span text:style-name="T9">char</text:span><text:span text:style-name="T10"> </text:span>*<text:span text:style-name="T13">ptrCar</text:span>;</text:p>
      <text:p text:style-name="P41"><text:span text:style-name="T10"><text:s text:c="4"/></text:span><text:span text:style-name="T9">int</text:span><text:span text:style-name="T10"> </text:span>*<text:span text:style-name="T13">ptrEntier</text:span>;</text:p>
      <text:p text:style-name="P41"><text:span text:style-name="T10"><text:s text:c="4"/></text:span><text:span text:style-name="T9">float</text:span><text:span text:style-name="T10"> </text:span>*<text:span text:style-name="T13">ptrReel</text:span>;</text:p>
      <text:p text:style-name="P41"><text:span text:style-name="T10"><text:s text:c="4"/></text:span><text:span text:style-name="T9">char</text:span><text:span text:style-name="T10"> </text:span><text:span text:style-name="T13">chaine</text:span>[]<text:span text:style-name="T10"> </text:span>=<text:span text:style-name="T10"> </text:span><text:span text:style-name="T14">"12345678000A"</text:span>;</text:p>
      <text:p text:style-name="P41"><text:span text:style-name="T10"><text:s text:c="4"/></text:span><text:span text:style-name="T9">int</text:span><text:span text:style-name="T10"> </text:span><text:span text:style-name="T13">i</text:span>;</text:p>
      <text:p text:style-name="P41"><text:span text:style-name="T10"><text:s text:c="4"/></text:span><text:span text:style-name="T13">ptrCar</text:span><text:span text:style-name="T10"> </text:span>=<text:span text:style-name="T10"> </text:span><text:span text:style-name="T13">chaine</text:span>;</text:p>
      <text:p text:style-name="P41"><text:span text:style-name="T10"><text:s text:c="4"/></text:span><text:span text:style-name="T13">ptrEntier</text:span><text:span text:style-name="T10"> </text:span>=<text:span text:style-name="T10"> </text:span>(<text:span text:style-name="T9">int</text:span><text:span text:style-name="T10"> </text:span>*)<text:span text:style-name="T10"> </text:span><text:span text:style-name="T13">chaine</text:span>;</text:p>
      <text:p text:style-name="P41"><text:span text:style-name="T10"><text:s text:c="4"/></text:span><text:span text:style-name="T13">ptrReel</text:span><text:span text:style-name="T10"> </text:span>=<text:span text:style-name="T10"> </text:span>(<text:span text:style-name="T9">float</text:span><text:span text:style-name="T10"> </text:span>*)<text:span text:style-name="T10"> </text:span><text:span text:style-name="T13">chaine</text:span>;</text:p>
      <text:p text:style-name="P41"><text:span text:style-name="T10"><text:s text:c="4"/></text:span><text:span text:style-name="T9">for</text:span><text:span text:style-name="T10"> </text:span>(<text:span text:style-name="T13">i</text:span><text:span text:style-name="T10"> </text:span>=<text:span text:style-name="T10"> </text:span><text:span text:style-name="T15">0</text:span>;<text:span text:style-name="T10"> </text:span><text:span text:style-name="T13">i</text:span><text:span text:style-name="T10"> </text:span>&lt;<text:span text:style-name="T10"> </text:span><text:span text:style-name="T15">3</text:span>;<text:span text:style-name="T10"> </text:span><text:span text:style-name="T13">i</text:span>++)</text:p>
      <text:p text:style-name="P41"><text:span text:style-name="T10"><text:s text:c="4"/></text:span>{</text:p>
      <text:p text:style-name="P41"><text:span text:style-name="T10"><text:s text:c="8"/></text:span><text:span text:style-name="T11">printf</text:span>(<text:span text:style-name="T14">"ptrCar</text:span><text:span text:style-name="T10"> <text:s text:c="3"/></text:span><text:span text:style-name="T14">=</text:span><text:span text:style-name="T10"> </text:span><text:span text:style-name="T14">%p</text:span><text:span text:style-name="T10"> <text:s text:c="6"/></text:span><text:span text:style-name="T14">*ptrCar</text:span><text:span text:style-name="T10"> <text:s text:c="3"/></text:span><text:span text:style-name="T14">=</text:span><text:span text:style-name="T10"> </text:span><text:span text:style-name="T14">%c\n"</text:span>,<text:span text:style-name="T10"> </text:span><text:span text:style-name="T13">ptrCar</text:span>,<text:span text:style-name="T10"> </text:span>*<text:span text:style-name="T13">ptrCar</text:span>);</text:p>
      <text:p text:style-name="P41"><text:span text:style-name="T10"><text:s text:c="8"/></text:span><text:span text:style-name="T11">printf</text:span>(<text:span text:style-name="T14">"ptrEntier</text:span><text:span text:style-name="T10"> </text:span><text:span text:style-name="T14">=</text:span><text:span text:style-name="T10"> </text:span><text:span text:style-name="T14">%p</text:span><text:span text:style-name="T10"> <text:s text:c="6"/></text:span><text:span text:style-name="T14">*ptrEntier</text:span><text:span text:style-name="T10"> </text:span><text:span text:style-name="T14">=</text:span><text:span text:style-name="T10"> </text:span><text:span text:style-name="T14">%d\n"</text:span>,<text:span text:style-name="T10"> </text:span><text:span text:style-name="T13">ptrEntier</text:span>,<text:span text:style-name="T10"> </text:span>*<text:span text:style-name="T13">ptrEntier</text:span>);</text:p>
      <text:p text:style-name="P42"><text:span text:style-name="T10"><text:s text:c="8"/></text:span><text:span text:style-name="T11">printf</text:span>(<text:span text:style-name="T14">"ptrReel</text:span><text:span text:style-name="T10"> <text:s text:c="2"/></text:span><text:span text:style-name="T14">=</text:span><text:span text:style-name="T10"> </text:span><text:span text:style-name="T14">%p</text:span><text:span text:style-name="T10"> <text:s text:c="6"/></text:span><text:span text:style-name="T14">*ptrReel</text:span><text:span text:style-name="T10"> <text:s text:c="2"/></text:span><text:span text:style-name="T14">=</text:span><text:span text:style-name="T10"> </text:span><text:span text:style-name="T14">%f\n"</text:span>,<text:span text:style-name="T10"> </text:span><text:span text:style-name="T13">ptrReel</text:span>,<text:span text:style-name="T10"> </text:span>*<text:span text:style-name="T13">ptrReel</text:span>);</text:p>
      <text:p text:style-name="P41"><text:span text:style-name="T10"><text:s text:c="8"/></text:span><text:span text:style-name="T13">ptrCar</text:span>++;</text:p>
      <text:p text:style-name="P41"><text:span text:style-name="T10"><text:s text:c="8"/></text:span><text:span text:style-name="T13">ptrEntier</text:span>++;</text:p>
      <text:p text:style-name="P41"><text:span text:style-name="T10"><text:s text:c="8"/></text:span><text:span text:style-name="T13">ptrReel</text:span>++;</text:p>
      <text:p text:style-name="P41"><text:span text:style-name="T10"><text:s text:c="8"/></text:span><text:span text:style-name="T11">printf</text:span>(<text:span text:style-name="T14">"\n"</text:span>);</text:p>
      <text:p text:style-name="P41"><text:span text:style-name="T10"><text:s text:c="4"/></text:span>}</text:p>
      <text:p text:style-name="P41"><text:span text:style-name="T10"><text:s text:c="4"/></text:span><text:span text:style-name="T9">return</text:span><text:span text:style-name="T10"> </text:span>(EXIT_SUCCESS);</text:p>
      <text:p text:style-name="P41">}<text:bookmark-end text:name="__DdeLink__6957_1109103384"/></text:p>
      <text:p text:style-name="P3"/>
      <text:list xml:id="list1109889795" text:style-name="Numbering_20_1">
        <text:list-item>
          <text:p text:style-name="P50"><text:s/>Simuler <text:span text:style-name="T21">l’exécution</text:span> du programme ci-dessus en complétant les mappings.</text:p>
        </text:list-item>
      </text:list>
      <text:p text:style-name="P39"><text:tab/>Avant la boucle</text:p>
      <text:p text:style-name="P14"/>
      <table:table table:name="Tableau7" table:style-name="Tableau7">
        <table:table-column table:style-name="Tableau7.A" table:number-columns-repeated="2"/>
        <table:table-column table:style-name="Tableau7.C"/>
        <table:table-column table:style-name="Tableau7.A"/>
        <table:table-row>
          <table:table-cell table:style-name="Tableau7.A1" office:value-type="string">
            <text:p text:style-name="P19">Adresse</text:p>
          </table:table-cell>
          <table:table-cell table:style-name="Tableau7.A1" office:value-type="string">
            <text:p text:style-name="P19">Valeur (sur 8 bits)<text:span text:style-name="T16"> en hexa</text:span></text:p>
          </table:table-cell>
          <table:table-cell table:style-name="Tableau7.A1" office:value-type="string">
            <text:p text:style-name="P21">Valeur en Ascii</text:p>
          </table:table-cell>
          <table:table-cell table:style-name="Tableau7.D1" office:value-type="string">
            <text:p text:style-name="P19">Nom de la variable</text:p>
          </table:table-cell>
        </table:table-row>
        <table:table-row>
          <table:table-cell table:style-name="Tableau7.A2" office:value-type="string">
            <text:p text:style-name="P23">00 00 7f ff ff ff e1 <text:span text:style-name="T17">df</text:span></text:p>
          </table:table-cell>
          <table:table-cell table:style-name="Tableau7.A2" office:value-type="string">
            <text:p text:style-name="P26">41</text:p>
          </table:table-cell>
          <table:table-cell table:style-name="Tableau7.A2" office:value-type="string">
            <text:p text:style-name="P17"><text:span text:style-name="T19">'</text:span>A<text:span text:style-name="T19">'</text:span></text:p>
          </table:table-cell>
          <table:table-cell table:style-name="Tableau7.D2" office:value-type="string">
            <text:p text:style-name="P28"/>
          </table:table-cell>
        </table:table-row>
        <table:table-row>
          <table:table-cell table:style-name="Tableau7.A2" office:value-type="string">
            <text:p text:style-name="P23">00 00 7f ff ff ff e1 <text:span text:style-name="T17">de</text:span></text:p>
          </table:table-cell>
          <table:table-cell table:style-name="Tableau7.A2" office:value-type="string">
            <text:p text:style-name="P26">30</text:p>
          </table:table-cell>
          <table:table-cell table:style-name="Tableau7.A2" office:value-type="string">
            <text:p text:style-name="P17"><text:span text:style-name="T19">'</text:span>0<text:span text:style-name="T19">'</text:span></text:p>
          </table:table-cell>
          <table:table-cell table:style-name="Tableau7.D2" office:value-type="string">
            <text:p text:style-name="P28"/>
          </table:table-cell>
        </table:table-row>
        <table:table-row>
          <table:table-cell table:style-name="Tableau7.A2" office:value-type="string">
            <text:p text:style-name="P23">00 00 7f ff ff ff e1 <text:span text:style-name="T17">dd</text:span></text:p>
          </table:table-cell>
          <table:table-cell table:style-name="Tableau7.A2" office:value-type="string">
            <text:p text:style-name="P26">30</text:p>
          </table:table-cell>
          <table:table-cell table:style-name="Tableau7.A2" office:value-type="string">
            <text:p text:style-name="P17"><text:span text:style-name="T19">'</text:span>0<text:span text:style-name="T19">'</text:span></text:p>
          </table:table-cell>
          <table:table-cell table:style-name="Tableau7.D2" office:value-type="string">
            <text:p text:style-name="P28"/>
          </table:table-cell>
        </table:table-row>
        <table:table-row>
          <table:table-cell table:style-name="Tableau7.A2" office:value-type="string">
            <text:p text:style-name="P23">00 00 7f ff ff ff e1 <text:span text:style-name="T17">dc</text:span></text:p>
          </table:table-cell>
          <table:table-cell table:style-name="Tableau7.A2" office:value-type="string">
            <text:p text:style-name="P26">30</text:p>
          </table:table-cell>
          <table:table-cell table:style-name="Tableau7.A2" office:value-type="string">
            <text:p text:style-name="P17"><text:span text:style-name="T19">'</text:span>0<text:span text:style-name="T19">'</text:span></text:p>
          </table:table-cell>
          <table:table-cell table:style-name="Tableau7.D2" office:value-type="string">
            <text:p text:style-name="P28"/>
          </table:table-cell>
        </table:table-row>
        <table:table-row>
          <table:table-cell table:style-name="Tableau7.A2" office:value-type="string">
            <text:p text:style-name="P23">00 00 7f ff ff ff e1 <text:span text:style-name="T17">db</text:span></text:p>
          </table:table-cell>
          <table:table-cell table:style-name="Tableau7.A2" office:value-type="string">
            <text:p text:style-name="P26">38</text:p>
          </table:table-cell>
          <table:table-cell table:style-name="Tableau7.A2" office:value-type="string">
            <text:p text:style-name="P17"><text:span text:style-name="T19">'</text:span>8<text:span text:style-name="T19">'</text:span></text:p>
          </table:table-cell>
          <table:table-cell table:style-name="Tableau7.D2" office:value-type="string">
            <text:p text:style-name="P28"/>
          </table:table-cell>
        </table:table-row>
        <table:table-row>
          <table:table-cell table:style-name="Tableau7.A2" office:value-type="string">
            <text:p text:style-name="P23">00 00 7f ff ff ff e1 <text:span text:style-name="T17">da</text:span></text:p>
          </table:table-cell>
          <table:table-cell table:style-name="Tableau7.A2" office:value-type="string">
            <text:p text:style-name="P26">37</text:p>
          </table:table-cell>
          <table:table-cell table:style-name="Tableau7.A2" office:value-type="string">
            <text:p text:style-name="P17"><text:span text:style-name="T19">'</text:span>7<text:span text:style-name="T19">'</text:span></text:p>
          </table:table-cell>
          <table:table-cell table:style-name="Tableau7.D2" office:value-type="string">
            <text:p text:style-name="P28"/>
          </table:table-cell>
        </table:table-row>
        <table:table-row>
          <table:table-cell table:style-name="Tableau7.A2" office:value-type="string">
            <text:p text:style-name="P23">00 00 7f ff ff ff e1 <text:span text:style-name="T17">d9</text:span></text:p>
          </table:table-cell>
          <table:table-cell table:style-name="Tableau7.A2" office:value-type="string">
            <text:p text:style-name="P26">36</text:p>
          </table:table-cell>
          <table:table-cell table:style-name="Tableau7.A2" office:value-type="string">
            <text:p text:style-name="P17"><text:span text:style-name="T19">'</text:span>6<text:span text:style-name="T19">'</text:span></text:p>
          </table:table-cell>
          <table:table-cell table:style-name="Tableau7.D2" office:value-type="string">
            <text:p text:style-name="P28"/>
          </table:table-cell>
        </table:table-row>
        <table:table-row>
          <table:table-cell table:style-name="Tableau7.A2" office:value-type="string">
            <text:p text:style-name="P23">00 00 7f ff ff ff e1 <text:span text:style-name="T17">d8</text:span></text:p>
          </table:table-cell>
          <table:table-cell table:style-name="Tableau7.A2" office:value-type="string">
            <text:p text:style-name="P26">35</text:p>
          </table:table-cell>
          <table:table-cell table:style-name="Tableau7.A2" office:value-type="string">
            <text:p text:style-name="P17"><text:span text:style-name="T19">'</text:span>5<text:span text:style-name="T19">'</text:span></text:p>
          </table:table-cell>
          <table:table-cell table:style-name="Tableau7.D2" office:value-type="string">
            <text:p text:style-name="P28"/>
          </table:table-cell>
        </table:table-row>
        <table:table-row>
          <table:table-cell table:style-name="Tableau7.A2" office:value-type="string">
            <text:p text:style-name="P23">00 00 7f ff ff ff e1 <text:span text:style-name="T17">d7</text:span></text:p>
          </table:table-cell>
          <table:table-cell table:style-name="Tableau7.A2" office:value-type="string">
            <text:p text:style-name="P26">34</text:p>
          </table:table-cell>
          <table:table-cell table:style-name="Tableau7.A2" office:value-type="string">
            <text:p text:style-name="P17"><text:span text:style-name="T19">'</text:span>4<text:span text:style-name="T19">'</text:span></text:p>
          </table:table-cell>
          <table:table-cell table:style-name="Tableau7.D2" office:value-type="string">
            <text:p text:style-name="P28"/>
          </table:table-cell>
        </table:table-row>
        <table:table-row>
          <table:table-cell table:style-name="Tableau7.A2" office:value-type="string">
            <text:p text:style-name="P23">00 00 7f ff ff ff e1 <text:span text:style-name="T17">d6</text:span></text:p>
          </table:table-cell>
          <table:table-cell table:style-name="Tableau7.A2" office:value-type="string">
            <text:p text:style-name="P26">33</text:p>
          </table:table-cell>
          <table:table-cell table:style-name="Tableau7.A2" office:value-type="string">
            <text:p text:style-name="P17"><text:span text:style-name="T19">'</text:span>3<text:span text:style-name="T19">'</text:span></text:p>
          </table:table-cell>
          <table:table-cell table:style-name="Tableau7.D2" office:value-type="string">
            <text:p text:style-name="P28"/>
          </table:table-cell>
        </table:table-row>
        <table:table-row>
          <table:table-cell table:style-name="Tableau7.A2" office:value-type="string">
            <text:p text:style-name="P23">00 00 7f ff ff ff e1 <text:span text:style-name="T17">d5</text:span></text:p>
          </table:table-cell>
          <table:table-cell table:style-name="Tableau7.A2" office:value-type="string">
            <text:p text:style-name="P26">32</text:p>
          </table:table-cell>
          <table:table-cell table:style-name="Tableau7.A2" office:value-type="string">
            <text:p text:style-name="P17"><text:span text:style-name="T19">'</text:span>2<text:span text:style-name="T19">'</text:span></text:p>
          </table:table-cell>
          <table:table-cell table:style-name="Tableau7.D2" office:value-type="string">
            <text:p text:style-name="P28"/>
          </table:table-cell>
        </table:table-row>
        <table:table-row>
          <table:table-cell table:style-name="Tableau7.A2" office:value-type="string">
            <text:p text:style-name="P23">00 00 7f ff ff ff e1 <text:span text:style-name="T17">d4</text:span></text:p>
          </table:table-cell>
          <table:table-cell table:style-name="Tableau7.A2" office:value-type="string">
            <text:p text:style-name="P26">31</text:p>
          </table:table-cell>
          <table:table-cell table:style-name="Tableau7.A2" office:value-type="string">
            <text:p text:style-name="P17"><text:span text:style-name="T19">'</text:span>1<text:span text:style-name="T19">'</text:span></text:p>
          </table:table-cell>
          <table:table-cell table:style-name="Tableau7.D2" office:value-type="string">
            <text:p text:style-name="P28"/>
          </table:table-cell>
        </table:table-row>
        <table:table-row>
          <table:table-cell table:style-name="Tableau7.A16" office:value-type="string">
            <text:p text:style-name="P23">00 00 7f ff ff ff e1 <text:span text:style-name="T17">d3</text:span></text:p>
          </table:table-cell>
          <table:table-cell table:style-name="Tableau7.B16" office:value-type="string">
            <text:p text:style-name="P30">00</text:p>
          </table:table-cell>
          <table:table-cell table:style-name="Tableau7.C14" office:value-type="string">
            <text:p text:style-name="P17"/>
          </table:table-cell>
          <table:table-cell table:style-name="Tableau7.D14" table:number-rows-spanned="8" office:value-type="string">
            <text:p text:style-name="P21">ptrEntier</text:p>
          </table:table-cell>
        </table:table-row>
        <table:table-row>
          <table:table-cell table:style-name="Tableau7.A16" office:value-type="string">
            <text:p text:style-name="P23">00 00 7f ff ff ff e1 <text:span text:style-name="T17">d2</text:span></text:p>
          </table:table-cell>
          <table:table-cell table:style-name="Tableau7.B16" office:value-type="string">
            <text:p text:style-name="P30">00</text:p>
          </table:table-cell>
          <table:table-cell table:style-name="Tableau7.C15" office:value-type="string">
            <text:p text:style-name="P28"/>
          </table:table-cell>
          <table:covered-table-cell/>
        </table:table-row>
        <table:table-row>
          <table:table-cell table:style-name="Tableau7.A16" office:value-type="string">
            <text:p text:style-name="P23">00 00 7f ff ff ff e1 <text:span text:style-name="T17">d1</text:span></text:p>
          </table:table-cell>
          <table:table-cell table:style-name="Tableau7.B16" office:value-type="string">
            <text:p text:style-name="P30">7f</text:p>
          </table:table-cell>
          <table:table-cell table:style-name="Tableau7.C16" office:value-type="string">
            <text:p text:style-name="P28"/>
          </table:table-cell>
          <table:covered-table-cell/>
        </table:table-row>
        <table:table-row>
          <table:table-cell table:style-name="Tableau7.A21" office:value-type="string">
            <text:p text:style-name="P23">00 00 7f ff ff ff e1 <text:span text:style-name="T17">d0</text:span></text:p>
          </table:table-cell>
          <table:table-cell table:style-name="Tableau7.B21" office:value-type="string">
            <text:p text:style-name="P30">ff</text:p>
          </table:table-cell>
          <table:table-cell table:style-name="Tableau7.C17" office:value-type="string">
            <text:p text:style-name="P28"/>
          </table:table-cell>
          <table:covered-table-cell/>
        </table:table-row>
        <table:table-row>
          <table:table-cell table:style-name="Tableau7.A21" office:value-type="string">
            <text:p text:style-name="P23">00 00 7f ff ff ff e1 <text:span text:style-name="T18">cf</text:span></text:p>
          </table:table-cell>
          <table:table-cell table:style-name="Tableau7.B21" office:value-type="string">
            <text:p text:style-name="P30">ff</text:p>
          </table:table-cell>
          <table:table-cell table:style-name="Tableau7.C18" office:value-type="string">
            <text:p text:style-name="P28"/>
          </table:table-cell>
          <table:covered-table-cell/>
        </table:table-row>
        <table:table-row>
          <table:table-cell table:style-name="Tableau7.A21" office:value-type="string">
            <text:p text:style-name="P23">00 00 7f ff ff ff e1 <text:span text:style-name="T18">ce</text:span></text:p>
          </table:table-cell>
          <table:table-cell table:style-name="Tableau7.B21" office:value-type="string">
            <text:p text:style-name="P30">ff</text:p>
          </table:table-cell>
          <table:table-cell table:style-name="Tableau7.C19" office:value-type="string">
            <text:p text:style-name="P28"/>
          </table:table-cell>
          <table:covered-table-cell/>
        </table:table-row>
        <table:table-row>
          <table:table-cell table:style-name="Tableau7.A21" office:value-type="string">
            <text:p text:style-name="P23">00 00 7f ff ff ff e1 <text:span text:style-name="T18">cd</text:span></text:p>
          </table:table-cell>
          <table:table-cell table:style-name="Tableau7.B21" office:value-type="string">
            <text:p text:style-name="P30">e1</text:p>
          </table:table-cell>
          <table:table-cell table:style-name="Tableau7.C20" office:value-type="string">
            <text:p text:style-name="P28"/>
          </table:table-cell>
          <table:covered-table-cell/>
        </table:table-row>
        <table:table-row>
          <table:table-cell table:style-name="Tableau7.A21" office:value-type="string">
            <text:p text:style-name="P23">00 00 7f ff ff ff e1 <text:span text:style-name="T18">cc</text:span></text:p>
          </table:table-cell>
          <table:table-cell table:style-name="Tableau7.B21" office:value-type="string">
            <text:p text:style-name="P21">d4</text:p>
          </table:table-cell>
          <table:table-cell table:style-name="Tableau7.C21" office:value-type="string">
            <text:p text:style-name="P28"/>
          </table:table-cell>
          <table:covered-table-cell/>
        </table:table-row>
        <table:table-row>
          <table:table-cell table:style-name="Tableau7.A29" office:value-type="string">
            <text:p text:style-name="P23">00 00 7f ff ff ff e1 <text:span text:style-name="T18">cb</text:span></text:p>
          </table:table-cell>
          <table:table-cell table:style-name="Tableau7.B29" office:value-type="string">
            <text:p text:style-name="P30">00</text:p>
          </table:table-cell>
          <table:table-cell table:style-name="Tableau7.C22" office:value-type="string">
            <text:p text:style-name="P30"/>
          </table:table-cell>
          <table:table-cell table:style-name="Tableau7.D22" table:number-rows-spanned="8" office:value-type="string">
            <text:p text:style-name="P28"/>
            <text:p text:style-name="P21">chaine</text:p>
          </table:table-cell>
        </table:table-row>
        <table:table-row>
          <table:table-cell table:style-name="Tableau7.A29" office:value-type="string">
            <text:p text:style-name="P23">00 00 7f ff ff ff e1 <text:span text:style-name="T18">ca</text:span></text:p>
          </table:table-cell>
          <table:table-cell table:style-name="Tableau7.B29" office:value-type="string">
            <text:p text:style-name="P30">00</text:p>
          </table:table-cell>
          <table:table-cell table:style-name="Tableau7.C23" office:value-type="string">
            <text:p text:style-name="P30"/>
          </table:table-cell>
          <table:covered-table-cell/>
        </table:table-row>
        <table:table-row>
          <table:table-cell table:style-name="Tableau7.A29" office:value-type="string">
            <text:p text:style-name="P23">00 00 7f ff ff ff e1 <text:span text:style-name="T18">c9</text:span></text:p>
          </table:table-cell>
          <table:table-cell table:style-name="Tableau7.B29" office:value-type="string">
            <text:p text:style-name="P30">7f</text:p>
          </table:table-cell>
          <table:table-cell table:style-name="Tableau7.C24" office:value-type="string">
            <text:p text:style-name="P30"/>
          </table:table-cell>
          <table:covered-table-cell/>
        </table:table-row>
        <table:table-row>
          <table:table-cell table:style-name="Tableau7.A29" office:value-type="string">
            <text:p text:style-name="P23">00 00 7f ff ff ff e1 <text:span text:style-name="T18">c8</text:span></text:p>
          </table:table-cell>
          <table:table-cell table:style-name="Tableau7.B29" office:value-type="string">
            <text:p text:style-name="P30">ff</text:p>
          </table:table-cell>
          <table:table-cell table:style-name="Tableau7.C25" office:value-type="string">
            <text:p text:style-name="P30"/>
          </table:table-cell>
          <table:covered-table-cell/>
        </table:table-row>
        <table:table-row>
          <table:table-cell table:style-name="Tableau7.A29" office:value-type="string">
            <text:p text:style-name="P23">00 00 7f ff ff ff e1 <text:span text:style-name="T18">c7</text:span></text:p>
          </table:table-cell>
          <table:table-cell table:style-name="Tableau7.B29" office:value-type="string">
            <text:p text:style-name="P30">ff</text:p>
          </table:table-cell>
          <table:table-cell table:style-name="Tableau7.C26" office:value-type="string">
            <text:p text:style-name="P30"/>
          </table:table-cell>
          <table:covered-table-cell/>
        </table:table-row>
        <table:table-row>
          <table:table-cell table:style-name="Tableau7.A29" office:value-type="string">
            <text:p text:style-name="P23">00 00 7f ff ff ff e1 <text:span text:style-name="T18">c6</text:span></text:p>
          </table:table-cell>
          <table:table-cell table:style-name="Tableau7.B29" office:value-type="string">
            <text:p text:style-name="P30">ff</text:p>
          </table:table-cell>
          <table:table-cell table:style-name="Tableau7.C27" office:value-type="string">
            <text:p text:style-name="P30"/>
          </table:table-cell>
          <table:covered-table-cell/>
        </table:table-row>
        <table:table-row>
          <table:table-cell table:style-name="Tableau7.A29" office:value-type="string">
            <text:p text:style-name="P23">00 00 7f ff ff ff e1 <text:span text:style-name="T18">c5</text:span></text:p>
          </table:table-cell>
          <table:table-cell table:style-name="Tableau7.B29" office:value-type="string">
            <text:p text:style-name="P30">e1</text:p>
          </table:table-cell>
          <table:table-cell table:style-name="Tableau7.C28" office:value-type="string">
            <text:p text:style-name="P30"/>
          </table:table-cell>
          <table:covered-table-cell/>
        </table:table-row>
        <table:table-row>
          <table:table-cell table:style-name="Tableau7.A29" office:value-type="string">
            <text:p text:style-name="P23">00 00 7f ff ff ff e1 <text:span text:style-name="T18">c4</text:span></text:p>
          </table:table-cell>
          <table:table-cell table:style-name="Tableau7.B29" office:value-type="string">
            <text:p text:style-name="P21">d4</text:p>
          </table:table-cell>
          <table:table-cell table:style-name="Tableau7.C29" office:value-type="string">
            <text:p text:style-name="P30"/>
          </table:table-cell>
          <table:covered-table-cell/>
        </table:table-row>
        <table:table-row>
          <table:table-cell table:style-name="Tableau7.A31" office:value-type="string">
            <text:p text:style-name="P23">00 00 7f ff ff ff e1 <text:span text:style-name="T18">c3</text:span></text:p>
          </table:table-cell>
          <table:table-cell table:style-name="Tableau7.B31" office:value-type="string">
            <text:p text:style-name="P30">00</text:p>
          </table:table-cell>
          <table:table-cell table:style-name="Tableau7.C30" office:value-type="string">
            <text:p text:style-name="P32"/>
          </table:table-cell>
          <table:table-cell table:style-name="Tableau7.D30" table:number-rows-spanned="8" office:value-type="string">
            <text:p text:style-name="P32"/>
            <text:p text:style-name="P21">ptrCar</text:p>
          </table:table-cell>
        </table:table-row>
        <table:table-row>
          <table:table-cell table:style-name="Tableau7.A31" office:value-type="string">
            <text:p text:style-name="P23">00 00 7f ff ff ff e1 <text:span text:style-name="T18">c2</text:span></text:p>
          </table:table-cell>
          <table:table-cell table:style-name="Tableau7.B31" office:value-type="string">
            <text:p text:style-name="P30">00</text:p>
          </table:table-cell>
          <table:table-cell table:style-name="Tableau7.C31" office:value-type="string">
            <text:p text:style-name="P32"/>
          </table:table-cell>
          <table:covered-table-cell/>
        </table:table-row>
        <table:table-row>
          <table:table-cell table:style-name="Tableau7.A36" office:value-type="string">
            <text:p text:style-name="P23">00 00 7f ff ff ff e1 <text:span text:style-name="T18">c1</text:span></text:p>
          </table:table-cell>
          <table:table-cell table:style-name="Tableau7.B36" office:value-type="string">
            <text:p text:style-name="P30">7f</text:p>
          </table:table-cell>
          <table:table-cell table:style-name="Tableau7.C34" office:value-type="string">
            <text:p text:style-name="P32"/>
          </table:table-cell>
          <table:covered-table-cell/>
        </table:table-row>
        <table:table-row>
          <table:table-cell table:style-name="Tableau7.A36" office:value-type="string">
            <text:p text:style-name="P23">00 00 7f ff ff ff e1 <text:span text:style-name="T18">c0</text:span></text:p>
          </table:table-cell>
          <table:table-cell table:style-name="Tableau7.B36" office:value-type="string">
            <text:p text:style-name="P30">ff</text:p>
          </table:table-cell>
          <table:table-cell table:style-name="Tableau7.C34" office:value-type="string">
            <text:p text:style-name="P32"/>
          </table:table-cell>
          <table:covered-table-cell/>
        </table:table-row>
        <table:table-row>
          <table:table-cell table:style-name="Tableau7.A36" office:value-type="string">
            <text:p text:style-name="P23">00 00 7f ff ff ff e1 <text:span text:style-name="T19">bf</text:span></text:p>
          </table:table-cell>
          <table:table-cell table:style-name="Tableau7.B36" office:value-type="string">
            <text:p text:style-name="P30">ff</text:p>
          </table:table-cell>
          <table:table-cell table:style-name="Tableau7.C34" office:value-type="string">
            <text:p text:style-name="P32"/>
          </table:table-cell>
          <table:covered-table-cell/>
        </table:table-row>
        <table:table-row>
          <table:table-cell table:style-name="Tableau7.A36" office:value-type="string">
            <text:p text:style-name="P23">00 00 7f ff ff ff e1 <text:span text:style-name="T19">be</text:span></text:p>
          </table:table-cell>
          <table:table-cell table:style-name="Tableau7.B36" office:value-type="string">
            <text:p text:style-name="P30">ff</text:p>
          </table:table-cell>
          <table:table-cell table:style-name="Tableau7.C36" office:value-type="string">
            <text:p text:style-name="P32"/>
          </table:table-cell>
          <table:covered-table-cell/>
        </table:table-row>
        <table:table-row>
          <table:table-cell table:style-name="Tableau7.A36" office:value-type="string">
            <text:p text:style-name="P23">00 00 7f ff ff ff e1 <text:span text:style-name="T19">bd</text:span></text:p>
          </table:table-cell>
          <table:table-cell table:style-name="Tableau7.B36" office:value-type="string">
            <text:p text:style-name="P30">e1</text:p>
          </table:table-cell>
          <table:table-cell table:style-name="Tableau7.C36" office:value-type="string">
            <text:p text:style-name="P32"/>
          </table:table-cell>
          <table:covered-table-cell/>
        </table:table-row>
        <table:table-row>
          <table:table-cell table:style-name="Tableau7.A37" office:value-type="string">
            <text:p text:style-name="P23">00 00 7f ff ff ff e1 <text:span text:style-name="T19">bc</text:span></text:p>
          </table:table-cell>
          <table:table-cell table:style-name="Tableau7.B37" office:value-type="string">
            <text:p text:style-name="P21">d4</text:p>
          </table:table-cell>
          <table:table-cell table:style-name="Tableau7.C37" office:value-type="string">
            <text:p text:style-name="P32"/>
          </table:table-cell>
          <table:covered-table-cell/>
        </table:table-row>
        <table:table-row>
          <table:table-cell table:style-name="Tableau7.A44" office:value-type="string">
            <text:p text:style-name="P24">00 00 7f ff ff ff e1 <text:span text:style-name="T19">bb</text:span></text:p>
          </table:table-cell>
          <table:table-cell table:style-name="Tableau7.B44" office:value-type="string">
            <text:p text:style-name="P30">00</text:p>
          </table:table-cell>
          <table:table-cell table:style-name="Tableau7.C44" office:value-type="string">
            <text:p text:style-name="P32"/>
          </table:table-cell>
          <table:table-cell table:style-name="Tableau7.D38" table:number-rows-spanned="8" office:value-type="string">
            <text:p text:style-name="P34">ptrReel</text:p>
          </table:table-cell>
        </table:table-row>
        <table:table-row>
          <table:table-cell table:style-name="Tableau7.A44" office:value-type="string">
            <text:p text:style-name="P24">00 00 7f ff ff ff e1 <text:span text:style-name="T19">ba</text:span></text:p>
          </table:table-cell>
          <table:table-cell table:style-name="Tableau7.B44" office:value-type="string">
            <text:p text:style-name="P30">00</text:p>
          </table:table-cell>
          <table:table-cell table:style-name="Tableau7.C44" office:value-type="string">
            <text:p text:style-name="P32"/>
          </table:table-cell>
          <table:covered-table-cell/>
        </table:table-row>
        <table:table-row>
          <table:table-cell table:style-name="Tableau7.A44" office:value-type="string">
            <text:p text:style-name="P24">00 00 7f ff ff ff e1 <text:span text:style-name="T19">b9</text:span></text:p>
          </table:table-cell>
          <table:table-cell table:style-name="Tableau7.B44" office:value-type="string">
            <text:p text:style-name="P30">7f</text:p>
          </table:table-cell>
          <table:table-cell table:style-name="Tableau7.C44" office:value-type="string">
            <text:p text:style-name="P32"/>
          </table:table-cell>
          <table:covered-table-cell/>
        </table:table-row>
        <table:table-row>
          <table:table-cell table:style-name="Tableau7.A44" office:value-type="string">
            <text:p text:style-name="P24">00 00 7f ff ff ff e1 <text:span text:style-name="T19">b8</text:span></text:p>
          </table:table-cell>
          <table:table-cell table:style-name="Tableau7.B44" office:value-type="string">
            <text:p text:style-name="P30">ff</text:p>
          </table:table-cell>
          <table:table-cell table:style-name="Tableau7.C44" office:value-type="string">
            <text:p text:style-name="P32"/>
          </table:table-cell>
          <table:covered-table-cell/>
        </table:table-row>
        <table:table-row>
          <table:table-cell table:style-name="Tableau7.A44" office:value-type="string">
            <text:p text:style-name="P24">00 00 7f ff ff ff e1 <text:span text:style-name="T19">b7</text:span></text:p>
          </table:table-cell>
          <table:table-cell table:style-name="Tableau7.B44" office:value-type="string">
            <text:p text:style-name="P30">ff</text:p>
          </table:table-cell>
          <table:table-cell table:style-name="Tableau7.C44" office:value-type="string">
            <text:p text:style-name="P32"/>
          </table:table-cell>
          <table:covered-table-cell/>
        </table:table-row>
        <table:table-row>
          <table:table-cell table:style-name="Tableau7.A44" office:value-type="string">
            <text:p text:style-name="P24">00 00 7f ff ff ff e1 <text:span text:style-name="T19">b6</text:span></text:p>
          </table:table-cell>
          <table:table-cell table:style-name="Tableau7.B44" office:value-type="string">
            <text:p text:style-name="P30">ff</text:p>
          </table:table-cell>
          <table:table-cell table:style-name="Tableau7.C44" office:value-type="string">
            <text:p text:style-name="P32"/>
          </table:table-cell>
          <table:covered-table-cell/>
        </table:table-row>
        <table:table-row>
          <table:table-cell table:style-name="Tableau7.A44" office:value-type="string">
            <text:p text:style-name="P24">00 00 7f ff ff ff e1 <text:span text:style-name="T19">b5</text:span></text:p>
          </table:table-cell>
          <table:table-cell table:style-name="Tableau7.B44" office:value-type="string">
            <text:p text:style-name="P30">e1</text:p>
          </table:table-cell>
          <table:table-cell table:style-name="Tableau7.C44" office:value-type="string">
            <text:p text:style-name="P32"/>
          </table:table-cell>
          <table:covered-table-cell/>
        </table:table-row>
        <table:table-row>
          <table:table-cell table:style-name="Tableau7.A45" office:value-type="string">
            <text:p text:style-name="P24">00 00 7f ff ff ff e1 <text:span text:style-name="T19">b4</text:span></text:p>
          </table:table-cell>
          <table:table-cell table:style-name="Tableau7.B45" office:value-type="string">
            <text:p text:style-name="P21">d4</text:p>
          </table:table-cell>
          <table:table-cell table:style-name="Tableau7.C45" office:value-type="string">
            <text:p text:style-name="P32"/>
          </table:table-cell>
          <table:covered-table-cell/>
        </table:table-row>
      </table:table>
      <text:p text:style-name="P40"/>
      <text:p text:style-name="P39"><text:tab/>Fin du premier tour</text:p>
      <text:p text:style-name="P14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A"/>
        <table:table-row>
          <table:table-cell table:style-name="Tableau2.A1" office:value-type="string">
            <text:p text:style-name="P20">Adresse</text:p>
          </table:table-cell>
          <table:table-cell table:style-name="Tableau2.A1" office:value-type="string">
            <text:p text:style-name="P20">Valeur (sur 8 bits)<text:span text:style-name="T16"> en hexa</text:span></text:p>
          </table:table-cell>
          <table:table-cell table:style-name="Tableau2.A1" office:value-type="string">
            <text:p text:style-name="P22">Valeur en Ascii</text:p>
          </table:table-cell>
          <table:table-cell table:style-name="Tableau2.D1" office:value-type="string">
            <text:p text:style-name="P20">Nom de la variable</text:p>
          </table:table-cell>
        </table:table-row>
        <table:table-row>
          <table:table-cell table:style-name="Tableau2.A2" office:value-type="string">
            <text:p text:style-name="P25">00 00 7f ff ff ff e1 <text:span text:style-name="T17">df</text:span></text:p>
          </table:table-cell>
          <table:table-cell table:style-name="Tableau2.A2" office:value-type="string">
            <text:p text:style-name="P27">41</text:p>
          </table:table-cell>
          <table:table-cell table:style-name="Tableau2.A2" office:value-type="string">
            <text:p text:style-name="P18"><text:span text:style-name="T19">'</text:span>A<text:span text:style-name="T19">'</text:span></text:p>
          </table:table-cell>
          <table:table-cell table:style-name="Tableau2.D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25">00 00 7f ff ff ff e1 <text:span text:style-name="T17">de</text:span></text:p>
          </table:table-cell>
          <table:table-cell table:style-name="Tableau2.A2" office:value-type="string">
            <text:p text:style-name="P27">30</text:p>
          </table:table-cell>
          <table:table-cell table:style-name="Tableau2.A2" office:value-type="string">
            <text:p text:style-name="P18"><text:span text:style-name="T19">'</text:span>0<text:span text:style-name="T19">'</text:span></text:p>
          </table:table-cell>
          <table:table-cell table:style-name="Tableau2.D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25">00 00 7f ff ff ff e1 <text:span text:style-name="T17">dd</text:span></text:p>
          </table:table-cell>
          <table:table-cell table:style-name="Tableau2.A2" office:value-type="string">
            <text:p text:style-name="P27">30</text:p>
          </table:table-cell>
          <table:table-cell table:style-name="Tableau2.A2" office:value-type="string">
            <text:p text:style-name="P18"><text:span text:style-name="T19">'</text:span>0<text:span text:style-name="T19">'</text:span></text:p>
          </table:table-cell>
          <table:table-cell table:style-name="Tableau2.D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25">00 00 7f ff ff ff e1 <text:span text:style-name="T17">dc</text:span></text:p>
          </table:table-cell>
          <table:table-cell table:style-name="Tableau2.A2" office:value-type="string">
            <text:p text:style-name="P27">30</text:p>
          </table:table-cell>
          <table:table-cell table:style-name="Tableau2.A2" office:value-type="string">
            <text:p text:style-name="P18"><text:span text:style-name="T19">'</text:span>0<text:span text:style-name="T19">'</text:span></text:p>
          </table:table-cell>
          <table:table-cell table:style-name="Tableau2.D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25">00 00 7f ff ff ff e1 <text:span text:style-name="T17">db</text:span></text:p>
          </table:table-cell>
          <table:table-cell table:style-name="Tableau2.A2" office:value-type="string">
            <text:p text:style-name="P27">38</text:p>
          </table:table-cell>
          <table:table-cell table:style-name="Tableau2.A2" office:value-type="string">
            <text:p text:style-name="P18"><text:span text:style-name="T19">'</text:span>8<text:span text:style-name="T19">'</text:span></text:p>
          </table:table-cell>
          <table:table-cell table:style-name="Tableau2.D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25">00 00 7f ff ff ff e1 <text:span text:style-name="T17">da</text:span></text:p>
          </table:table-cell>
          <table:table-cell table:style-name="Tableau2.A2" office:value-type="string">
            <text:p text:style-name="P27">37</text:p>
          </table:table-cell>
          <table:table-cell table:style-name="Tableau2.A2" office:value-type="string">
            <text:p text:style-name="P18"><text:span text:style-name="T19">'</text:span>7<text:span text:style-name="T19">'</text:span></text:p>
          </table:table-cell>
          <table:table-cell table:style-name="Tableau2.D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25">00 00 7f ff ff ff e1 <text:span text:style-name="T17">d9</text:span></text:p>
          </table:table-cell>
          <table:table-cell table:style-name="Tableau2.A2" office:value-type="string">
            <text:p text:style-name="P27">36</text:p>
          </table:table-cell>
          <table:table-cell table:style-name="Tableau2.A2" office:value-type="string">
            <text:p text:style-name="P18"><text:span text:style-name="T19">'</text:span>6<text:span text:style-name="T19">'</text:span></text:p>
          </table:table-cell>
          <table:table-cell table:style-name="Tableau2.D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25">00 00 7f ff ff ff e1 <text:span text:style-name="T17">d8</text:span></text:p>
          </table:table-cell>
          <table:table-cell table:style-name="Tableau2.A2" office:value-type="string">
            <text:p text:style-name="P27">35</text:p>
          </table:table-cell>
          <table:table-cell table:style-name="Tableau2.A2" office:value-type="string">
            <text:p text:style-name="P18"><text:span text:style-name="T19">'</text:span>5<text:span text:style-name="T19">'</text:span></text:p>
          </table:table-cell>
          <table:table-cell table:style-name="Tableau2.D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25">00 00 7f ff ff ff e1 <text:span text:style-name="T17">d7</text:span></text:p>
          </table:table-cell>
          <table:table-cell table:style-name="Tableau2.A2" office:value-type="string">
            <text:p text:style-name="P27">34</text:p>
          </table:table-cell>
          <table:table-cell table:style-name="Tableau2.A2" office:value-type="string">
            <text:p text:style-name="P18"><text:span text:style-name="T19">'</text:span>4<text:span text:style-name="T19">'</text:span></text:p>
          </table:table-cell>
          <table:table-cell table:style-name="Tableau2.D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25">00 00 7f ff ff ff e1 <text:span text:style-name="T17">d6</text:span></text:p>
          </table:table-cell>
          <table:table-cell table:style-name="Tableau2.A2" office:value-type="string">
            <text:p text:style-name="P27">33</text:p>
          </table:table-cell>
          <table:table-cell table:style-name="Tableau2.A2" office:value-type="string">
            <text:p text:style-name="P18"><text:span text:style-name="T19">'</text:span>3<text:span text:style-name="T19">'</text:span></text:p>
          </table:table-cell>
          <table:table-cell table:style-name="Tableau2.D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25">00 00 7f ff ff ff e1 <text:span text:style-name="T17">d5</text:span></text:p>
          </table:table-cell>
          <table:table-cell table:style-name="Tableau2.A2" office:value-type="string">
            <text:p text:style-name="P27">32</text:p>
          </table:table-cell>
          <table:table-cell table:style-name="Tableau2.A2" office:value-type="string">
            <text:p text:style-name="P18"><text:span text:style-name="T19">'</text:span>2<text:span text:style-name="T19">'</text:span></text:p>
          </table:table-cell>
          <table:table-cell table:style-name="Tableau2.D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25">00 00 7f ff ff ff e1 <text:span text:style-name="T17">d4</text:span></text:p>
          </table:table-cell>
          <table:table-cell table:style-name="Tableau2.A2" office:value-type="string">
            <text:p text:style-name="P27">31</text:p>
          </table:table-cell>
          <table:table-cell table:style-name="Tableau2.A2" office:value-type="string">
            <text:p text:style-name="P18"><text:span text:style-name="T19">'</text:span>1<text:span text:style-name="T19">'</text:span></text:p>
          </table:table-cell>
          <table:table-cell table:style-name="Tableau2.D2" office:value-type="string">
            <text:p text:style-name="P29"/>
          </table:table-cell>
        </table:table-row>
        <table:table-row>
          <table:table-cell table:style-name="Tableau2.A16" office:value-type="string">
            <text:p text:style-name="P25">00 00 7f ff ff ff e1 <text:span text:style-name="T17">d3</text:span></text:p>
          </table:table-cell>
          <table:table-cell table:style-name="Tableau2.B16" office:value-type="string">
            <text:p text:style-name="P30">00</text:p>
          </table:table-cell>
          <table:table-cell table:style-name="Tableau2.C14" office:value-type="string">
            <text:p text:style-name="P18"/>
          </table:table-cell>
          <table:table-cell table:style-name="Tableau2.D14" table:number-rows-spanned="8" office:value-type="string">
            <text:p text:style-name="P22">ptrEntier</text:p>
          </table:table-cell>
        </table:table-row>
        <table:table-row>
          <table:table-cell table:style-name="Tableau2.A16" office:value-type="string">
            <text:p text:style-name="P25">00 00 7f ff ff ff e1 <text:span text:style-name="T17">d2</text:span></text:p>
          </table:table-cell>
          <table:table-cell table:style-name="Tableau2.B16" office:value-type="string">
            <text:p text:style-name="P30">00</text:p>
          </table:table-cell>
          <table:table-cell table:style-name="Tableau2.C15" office:value-type="string">
            <text:p text:style-name="P29"/>
          </table:table-cell>
          <table:covered-table-cell/>
        </table:table-row>
        <table:table-row>
          <table:table-cell table:style-name="Tableau2.A16" office:value-type="string">
            <text:p text:style-name="P25">00 00 7f ff ff ff e1 <text:span text:style-name="T17">d1</text:span></text:p>
          </table:table-cell>
          <table:table-cell table:style-name="Tableau2.B16" office:value-type="string">
            <text:p text:style-name="P30">7f</text:p>
          </table:table-cell>
          <table:table-cell table:style-name="Tableau2.C16" office:value-type="string">
            <text:p text:style-name="P29"/>
          </table:table-cell>
          <table:covered-table-cell/>
        </table:table-row>
        <table:table-row>
          <table:table-cell table:style-name="Tableau2.A21" office:value-type="string">
            <text:p text:style-name="P25">00 00 7f ff ff ff e1 <text:span text:style-name="T17">d0</text:span></text:p>
          </table:table-cell>
          <table:table-cell table:style-name="Tableau2.B21" office:value-type="string">
            <text:p text:style-name="P30">ff</text:p>
          </table:table-cell>
          <table:table-cell table:style-name="Tableau2.C17" office:value-type="string">
            <text:p text:style-name="P29"/>
          </table:table-cell>
          <table:covered-table-cell/>
        </table:table-row>
        <table:table-row>
          <table:table-cell table:style-name="Tableau2.A21" office:value-type="string">
            <text:p text:style-name="P25">00 00 7f ff ff ff e1 <text:span text:style-name="T18">cf</text:span></text:p>
          </table:table-cell>
          <table:table-cell table:style-name="Tableau2.B21" office:value-type="string">
            <text:p text:style-name="P30">ff</text:p>
          </table:table-cell>
          <table:table-cell table:style-name="Tableau2.C18" office:value-type="string">
            <text:p text:style-name="P29"/>
          </table:table-cell>
          <table:covered-table-cell/>
        </table:table-row>
        <table:table-row>
          <table:table-cell table:style-name="Tableau2.A21" office:value-type="string">
            <text:p text:style-name="P25">00 00 7f ff ff ff e1 <text:span text:style-name="T18">ce</text:span></text:p>
          </table:table-cell>
          <table:table-cell table:style-name="Tableau2.B21" office:value-type="string">
            <text:p text:style-name="P30">ff</text:p>
          </table:table-cell>
          <table:table-cell table:style-name="Tableau2.C19" office:value-type="string">
            <text:p text:style-name="P29"/>
          </table:table-cell>
          <table:covered-table-cell/>
        </table:table-row>
        <table:table-row>
          <table:table-cell table:style-name="Tableau2.A21" office:value-type="string">
            <text:p text:style-name="P25">00 00 7f ff ff ff e1 <text:span text:style-name="T18">cd</text:span></text:p>
          </table:table-cell>
          <table:table-cell table:style-name="Tableau2.B21" office:value-type="string">
            <text:p text:style-name="P30">e1</text:p>
          </table:table-cell>
          <table:table-cell table:style-name="Tableau2.C20" office:value-type="string">
            <text:p text:style-name="P29"/>
          </table:table-cell>
          <table:covered-table-cell/>
        </table:table-row>
        <table:table-row>
          <table:table-cell table:style-name="Tableau2.A21" office:value-type="string">
            <text:p text:style-name="P25">00 00 7f ff ff ff e1 <text:span text:style-name="T18">cc</text:span></text:p>
          </table:table-cell>
          <table:table-cell table:style-name="Tableau2.B21" office:value-type="string">
            <text:p text:style-name="P21">d<text:span text:style-name="T23">8</text:span></text:p>
          </table:table-cell>
          <table:table-cell table:style-name="Tableau2.C21" office:value-type="string">
            <text:p text:style-name="P29"/>
          </table:table-cell>
          <table:covered-table-cell/>
        </table:table-row>
        <table:table-row>
          <table:table-cell table:style-name="Tableau2.A29" office:value-type="string">
            <text:p text:style-name="P25">00 00 7f ff ff ff e1 <text:span text:style-name="T18">cb</text:span></text:p>
          </table:table-cell>
          <table:table-cell table:style-name="Tableau2.B29" office:value-type="string">
            <text:p text:style-name="P30">00</text:p>
          </table:table-cell>
          <table:table-cell table:style-name="Tableau2.C22" office:value-type="string">
            <text:p text:style-name="P31"/>
          </table:table-cell>
          <table:table-cell table:style-name="Tableau2.D22" table:number-rows-spanned="8" office:value-type="string">
            <text:p text:style-name="P29"/>
            <text:p text:style-name="P22">chaine</text:p>
          </table:table-cell>
        </table:table-row>
        <table:table-row>
          <table:table-cell table:style-name="Tableau2.A29" office:value-type="string">
            <text:p text:style-name="P25">00 00 7f ff ff ff e1 <text:span text:style-name="T18">ca</text:span></text:p>
          </table:table-cell>
          <table:table-cell table:style-name="Tableau2.B29" office:value-type="string">
            <text:p text:style-name="P30">00</text:p>
          </table:table-cell>
          <table:table-cell table:style-name="Tableau2.C23" office:value-type="string">
            <text:p text:style-name="P31"/>
          </table:table-cell>
          <table:covered-table-cell/>
        </table:table-row>
        <table:table-row>
          <table:table-cell table:style-name="Tableau2.A29" office:value-type="string">
            <text:p text:style-name="P25">00 00 7f ff ff ff e1 <text:span text:style-name="T18">c9</text:span></text:p>
          </table:table-cell>
          <table:table-cell table:style-name="Tableau2.B29" office:value-type="string">
            <text:p text:style-name="P30">7f</text:p>
          </table:table-cell>
          <table:table-cell table:style-name="Tableau2.C24" office:value-type="string">
            <text:p text:style-name="P31"/>
          </table:table-cell>
          <table:covered-table-cell/>
        </table:table-row>
        <table:table-row>
          <table:table-cell table:style-name="Tableau2.A29" office:value-type="string">
            <text:p text:style-name="P25">00 00 7f ff ff ff e1 <text:span text:style-name="T18">c8</text:span></text:p>
          </table:table-cell>
          <table:table-cell table:style-name="Tableau2.B29" office:value-type="string">
            <text:p text:style-name="P30">ff</text:p>
          </table:table-cell>
          <table:table-cell table:style-name="Tableau2.C25" office:value-type="string">
            <text:p text:style-name="P31"/>
          </table:table-cell>
          <table:covered-table-cell/>
        </table:table-row>
        <table:table-row>
          <table:table-cell table:style-name="Tableau2.A29" office:value-type="string">
            <text:p text:style-name="P25">00 00 7f ff ff ff e1 <text:span text:style-name="T18">c7</text:span></text:p>
          </table:table-cell>
          <table:table-cell table:style-name="Tableau2.B29" office:value-type="string">
            <text:p text:style-name="P30">ff</text:p>
          </table:table-cell>
          <table:table-cell table:style-name="Tableau2.C26" office:value-type="string">
            <text:p text:style-name="P31"/>
          </table:table-cell>
          <table:covered-table-cell/>
        </table:table-row>
        <table:table-row>
          <table:table-cell table:style-name="Tableau2.A29" office:value-type="string">
            <text:p text:style-name="P25">00 00 7f ff ff ff e1 <text:span text:style-name="T18">c6</text:span></text:p>
          </table:table-cell>
          <table:table-cell table:style-name="Tableau2.B29" office:value-type="string">
            <text:p text:style-name="P30">ff</text:p>
          </table:table-cell>
          <table:table-cell table:style-name="Tableau2.C27" office:value-type="string">
            <text:p text:style-name="P31"/>
          </table:table-cell>
          <table:covered-table-cell/>
        </table:table-row>
        <table:table-row>
          <table:table-cell table:style-name="Tableau2.A29" office:value-type="string">
            <text:p text:style-name="P25">00 00 7f ff ff ff e1 <text:span text:style-name="T18">c5</text:span></text:p>
          </table:table-cell>
          <table:table-cell table:style-name="Tableau2.B29" office:value-type="string">
            <text:p text:style-name="P30">e1</text:p>
          </table:table-cell>
          <table:table-cell table:style-name="Tableau2.C28" office:value-type="string">
            <text:p text:style-name="P31"/>
          </table:table-cell>
          <table:covered-table-cell/>
        </table:table-row>
        <table:table-row>
          <table:table-cell table:style-name="Tableau2.A29" office:value-type="string">
            <text:p text:style-name="P25">00 00 7f ff ff ff e1 <text:span text:style-name="T18">c4</text:span></text:p>
          </table:table-cell>
          <table:table-cell table:style-name="Tableau2.B29" office:value-type="string">
            <text:p text:style-name="P21">d4</text:p>
          </table:table-cell>
          <table:table-cell table:style-name="Tableau2.C29" office:value-type="string">
            <text:p text:style-name="P31"/>
          </table:table-cell>
          <table:covered-table-cell/>
        </table:table-row>
        <table:table-row>
          <table:table-cell table:style-name="Tableau2.A31" office:value-type="string">
            <text:p text:style-name="P25">00 00 7f ff ff ff e1 <text:span text:style-name="T18">c3</text:span></text:p>
          </table:table-cell>
          <table:table-cell table:style-name="Tableau2.B31" office:value-type="string">
            <text:p text:style-name="P30">00</text:p>
          </table:table-cell>
          <table:table-cell table:style-name="Tableau2.C30" office:value-type="string">
            <text:p text:style-name="P33"/>
          </table:table-cell>
          <table:table-cell table:style-name="Tableau2.D30" table:number-rows-spanned="8" office:value-type="string">
            <text:p text:style-name="P33"/>
            <text:p text:style-name="P22">ptrCar</text:p>
          </table:table-cell>
        </table:table-row>
        <table:table-row>
          <table:table-cell table:style-name="Tableau2.A31" office:value-type="string">
            <text:p text:style-name="P25">00 00 7f ff ff ff e1 <text:span text:style-name="T18">c2</text:span></text:p>
          </table:table-cell>
          <table:table-cell table:style-name="Tableau2.B31" office:value-type="string">
            <text:p text:style-name="P30">00</text:p>
          </table:table-cell>
          <table:table-cell table:style-name="Tableau2.C31" office:value-type="string">
            <text:p text:style-name="P33"/>
          </table:table-cell>
          <table:covered-table-cell/>
        </table:table-row>
        <table:table-row>
          <table:table-cell table:style-name="Tableau2.A36" office:value-type="string">
            <text:p text:style-name="P25">00 00 7f ff ff ff e1 <text:span text:style-name="T18">c1</text:span></text:p>
          </table:table-cell>
          <table:table-cell table:style-name="Tableau2.B36" office:value-type="string">
            <text:p text:style-name="P30">7f</text:p>
          </table:table-cell>
          <table:table-cell table:style-name="Tableau2.C34" office:value-type="string">
            <text:p text:style-name="P33"/>
          </table:table-cell>
          <table:covered-table-cell/>
        </table:table-row>
        <table:table-row>
          <table:table-cell table:style-name="Tableau2.A36" office:value-type="string">
            <text:p text:style-name="P25">00 00 7f ff ff ff e1 <text:span text:style-name="T18">c0</text:span></text:p>
          </table:table-cell>
          <table:table-cell table:style-name="Tableau2.B36" office:value-type="string">
            <text:p text:style-name="P30">ff</text:p>
          </table:table-cell>
          <table:table-cell table:style-name="Tableau2.C34" office:value-type="string">
            <text:p text:style-name="P33"/>
          </table:table-cell>
          <table:covered-table-cell/>
        </table:table-row>
        <table:table-row>
          <table:table-cell table:style-name="Tableau2.A36" office:value-type="string">
            <text:p text:style-name="P25">00 00 7f ff ff ff e1 <text:span text:style-name="T19">bf</text:span></text:p>
          </table:table-cell>
          <table:table-cell table:style-name="Tableau2.B36" office:value-type="string">
            <text:p text:style-name="P30">ff</text:p>
          </table:table-cell>
          <table:table-cell table:style-name="Tableau2.C34" office:value-type="string">
            <text:p text:style-name="P33"/>
          </table:table-cell>
          <table:covered-table-cell/>
        </table:table-row>
        <table:table-row>
          <table:table-cell table:style-name="Tableau2.A36" office:value-type="string">
            <text:p text:style-name="P25">00 00 7f ff ff ff e1 <text:span text:style-name="T19">be</text:span></text:p>
          </table:table-cell>
          <table:table-cell table:style-name="Tableau2.B36" office:value-type="string">
            <text:p text:style-name="P30">ff</text:p>
          </table:table-cell>
          <table:table-cell table:style-name="Tableau2.C36" office:value-type="string">
            <text:p text:style-name="P33"/>
          </table:table-cell>
          <table:covered-table-cell/>
        </table:table-row>
        <table:table-row>
          <table:table-cell table:style-name="Tableau2.A36" office:value-type="string">
            <text:p text:style-name="P25">00 00 7f ff ff ff e1 <text:span text:style-name="T19">bd</text:span></text:p>
          </table:table-cell>
          <table:table-cell table:style-name="Tableau2.B36" office:value-type="string">
            <text:p text:style-name="P30">e1</text:p>
          </table:table-cell>
          <table:table-cell table:style-name="Tableau2.C36" office:value-type="string">
            <text:p text:style-name="P33"/>
          </table:table-cell>
          <table:covered-table-cell/>
        </table:table-row>
        <table:table-row>
          <table:table-cell table:style-name="Tableau2.A37" office:value-type="string">
            <text:p text:style-name="P25">00 00 7f ff ff ff e1 <text:span text:style-name="T19">bc</text:span></text:p>
          </table:table-cell>
          <table:table-cell table:style-name="Tableau2.B37" office:value-type="string">
            <text:p text:style-name="P21">d<text:span text:style-name="T23">5</text:span></text:p>
          </table:table-cell>
          <table:table-cell table:style-name="Tableau2.C37" office:value-type="string">
            <text:p text:style-name="P33"/>
          </table:table-cell>
          <table:covered-table-cell/>
        </table:table-row>
        <table:table-row>
          <table:table-cell table:style-name="Tableau2.A44" office:value-type="string">
            <text:p text:style-name="P25">00 00 7f ff ff ff e1 <text:span text:style-name="T19">bb</text:span></text:p>
          </table:table-cell>
          <table:table-cell table:style-name="Tableau2.B44" office:value-type="string">
            <text:p text:style-name="P30">00</text:p>
          </table:table-cell>
          <table:table-cell table:style-name="Tableau2.C44" office:value-type="string">
            <text:p text:style-name="P33"/>
          </table:table-cell>
          <table:table-cell table:style-name="Tableau2.D38" table:number-rows-spanned="8" office:value-type="string">
            <text:p text:style-name="P35">ptrReel</text:p>
          </table:table-cell>
        </table:table-row>
        <table:table-row>
          <table:table-cell table:style-name="Tableau2.A44" office:value-type="string">
            <text:p text:style-name="P25">00 00 7f ff ff ff e1 <text:span text:style-name="T19">ba</text:span></text:p>
          </table:table-cell>
          <table:table-cell table:style-name="Tableau2.B44" office:value-type="string">
            <text:p text:style-name="P30">00</text:p>
          </table:table-cell>
          <table:table-cell table:style-name="Tableau2.C44" office:value-type="string">
            <text:p text:style-name="P33"/>
          </table:table-cell>
          <table:covered-table-cell/>
        </table:table-row>
        <table:table-row>
          <table:table-cell table:style-name="Tableau2.A44" office:value-type="string">
            <text:p text:style-name="P25">00 00 7f ff ff ff e1 <text:span text:style-name="T19">b9</text:span></text:p>
          </table:table-cell>
          <table:table-cell table:style-name="Tableau2.B44" office:value-type="string">
            <text:p text:style-name="P30">7f</text:p>
          </table:table-cell>
          <table:table-cell table:style-name="Tableau2.C44" office:value-type="string">
            <text:p text:style-name="P33"/>
          </table:table-cell>
          <table:covered-table-cell/>
        </table:table-row>
        <table:table-row>
          <table:table-cell table:style-name="Tableau2.A44" office:value-type="string">
            <text:p text:style-name="P25">00 00 7f ff ff ff e1 <text:span text:style-name="T19">b8</text:span></text:p>
          </table:table-cell>
          <table:table-cell table:style-name="Tableau2.B44" office:value-type="string">
            <text:p text:style-name="P30">ff</text:p>
          </table:table-cell>
          <table:table-cell table:style-name="Tableau2.C44" office:value-type="string">
            <text:p text:style-name="P33"/>
          </table:table-cell>
          <table:covered-table-cell/>
        </table:table-row>
        <table:table-row>
          <table:table-cell table:style-name="Tableau2.A44" office:value-type="string">
            <text:p text:style-name="P25">00 00 7f ff ff ff e1 <text:span text:style-name="T19">b7</text:span></text:p>
          </table:table-cell>
          <table:table-cell table:style-name="Tableau2.B44" office:value-type="string">
            <text:p text:style-name="P30">ff</text:p>
          </table:table-cell>
          <table:table-cell table:style-name="Tableau2.C44" office:value-type="string">
            <text:p text:style-name="P33"/>
          </table:table-cell>
          <table:covered-table-cell/>
        </table:table-row>
        <table:table-row>
          <table:table-cell table:style-name="Tableau2.A44" office:value-type="string">
            <text:p text:style-name="P25">00 00 7f ff ff ff e1 <text:span text:style-name="T19">b6</text:span></text:p>
          </table:table-cell>
          <table:table-cell table:style-name="Tableau2.B44" office:value-type="string">
            <text:p text:style-name="P30">ff</text:p>
          </table:table-cell>
          <table:table-cell table:style-name="Tableau2.C44" office:value-type="string">
            <text:p text:style-name="P33"/>
          </table:table-cell>
          <table:covered-table-cell/>
        </table:table-row>
        <table:table-row table:style-name="Tableau2.44">
          <table:table-cell table:style-name="Tableau2.A44" office:value-type="string">
            <text:p text:style-name="P25">00 00 7f ff ff ff e1 <text:span text:style-name="T19">b5</text:span></text:p>
          </table:table-cell>
          <table:table-cell table:style-name="Tableau2.B44" office:value-type="string">
            <text:p text:style-name="P30">e1</text:p>
          </table:table-cell>
          <table:table-cell table:style-name="Tableau2.C44" office:value-type="string">
            <text:p text:style-name="P33"/>
          </table:table-cell>
          <table:covered-table-cell/>
        </table:table-row>
        <table:table-row table:style-name="Tableau2.45">
          <table:table-cell table:style-name="Tableau2.A45" office:value-type="string">
            <text:p text:style-name="P25">00 00 7f ff ff ff e1 <text:span text:style-name="T19">b4</text:span></text:p>
          </table:table-cell>
          <table:table-cell table:style-name="Tableau2.B45" office:value-type="string">
            <text:p text:style-name="P21">d<text:span text:style-name="T23">8</text:span></text:p>
          </table:table-cell>
          <table:table-cell table:style-name="Tableau2.C45" office:value-type="string">
            <text:p text:style-name="P33"/>
          </table:table-cell>
          <table:covered-table-cell/>
        </table:table-row>
      </table:table>
      <text:p text:style-name="P38"><text:tab/>Fin du deuxième tour</text:p>
      <text:p text:style-name="P16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>
          <table:table-cell table:style-name="Tableau3.A1" office:value-type="string">
            <text:p text:style-name="P20">Adresse</text:p>
          </table:table-cell>
          <table:table-cell table:style-name="Tableau3.A1" office:value-type="string">
            <text:p text:style-name="P20">Valeur (sur 8 bits)<text:span text:style-name="T16"> en hexa</text:span></text:p>
          </table:table-cell>
          <table:table-cell table:style-name="Tableau3.A1" office:value-type="string">
            <text:p text:style-name="P22">Valeur en Ascii</text:p>
          </table:table-cell>
          <table:table-cell table:style-name="Tableau3.D1" office:value-type="string">
            <text:p text:style-name="P20">Nom de la variable</text:p>
          </table:table-cell>
        </table:table-row>
        <table:table-row>
          <table:table-cell table:style-name="Tableau3.A2" office:value-type="string">
            <text:p text:style-name="P25">00 00 7f ff ff ff e1 <text:span text:style-name="T17">df</text:span></text:p>
          </table:table-cell>
          <table:table-cell table:style-name="Tableau3.A2" office:value-type="string">
            <text:p text:style-name="P27">41</text:p>
          </table:table-cell>
          <table:table-cell table:style-name="Tableau3.A2" office:value-type="string">
            <text:p text:style-name="P18"><text:span text:style-name="T19">'</text:span>A<text:span text:style-name="T19">'</text:span></text:p>
          </table:table-cell>
          <table:table-cell table:style-name="Tableau3.D2" office:value-type="string">
            <text:p text:style-name="P29"/>
          </table:table-cell>
        </table:table-row>
        <table:table-row>
          <table:table-cell table:style-name="Tableau3.A2" office:value-type="string">
            <text:p text:style-name="P25">00 00 7f ff ff ff e1 <text:span text:style-name="T17">de</text:span></text:p>
          </table:table-cell>
          <table:table-cell table:style-name="Tableau3.A2" office:value-type="string">
            <text:p text:style-name="P27">30</text:p>
          </table:table-cell>
          <table:table-cell table:style-name="Tableau3.A2" office:value-type="string">
            <text:p text:style-name="P18"><text:span text:style-name="T19">'</text:span>0<text:span text:style-name="T19">'</text:span></text:p>
          </table:table-cell>
          <table:table-cell table:style-name="Tableau3.D2" office:value-type="string">
            <text:p text:style-name="P29"/>
          </table:table-cell>
        </table:table-row>
        <table:table-row>
          <table:table-cell table:style-name="Tableau3.A2" office:value-type="string">
            <text:p text:style-name="P25">00 00 7f ff ff ff e1 <text:span text:style-name="T17">dd</text:span></text:p>
          </table:table-cell>
          <table:table-cell table:style-name="Tableau3.A2" office:value-type="string">
            <text:p text:style-name="P27">30</text:p>
          </table:table-cell>
          <table:table-cell table:style-name="Tableau3.A2" office:value-type="string">
            <text:p text:style-name="P18"><text:span text:style-name="T19">'</text:span>0<text:span text:style-name="T19">'</text:span></text:p>
          </table:table-cell>
          <table:table-cell table:style-name="Tableau3.D2" office:value-type="string">
            <text:p text:style-name="P29"/>
          </table:table-cell>
        </table:table-row>
        <table:table-row>
          <table:table-cell table:style-name="Tableau3.A2" office:value-type="string">
            <text:p text:style-name="P25">00 00 7f ff ff ff e1 <text:span text:style-name="T17">dc</text:span></text:p>
          </table:table-cell>
          <table:table-cell table:style-name="Tableau3.A2" office:value-type="string">
            <text:p text:style-name="P27">30</text:p>
          </table:table-cell>
          <table:table-cell table:style-name="Tableau3.A2" office:value-type="string">
            <text:p text:style-name="P18"><text:span text:style-name="T19">'</text:span>0<text:span text:style-name="T19">'</text:span></text:p>
          </table:table-cell>
          <table:table-cell table:style-name="Tableau3.D2" office:value-type="string">
            <text:p text:style-name="P29"/>
          </table:table-cell>
        </table:table-row>
        <table:table-row>
          <table:table-cell table:style-name="Tableau3.A2" office:value-type="string">
            <text:p text:style-name="P25">00 00 7f ff ff ff e1 <text:span text:style-name="T17">db</text:span></text:p>
          </table:table-cell>
          <table:table-cell table:style-name="Tableau3.A2" office:value-type="string">
            <text:p text:style-name="P27">38</text:p>
          </table:table-cell>
          <table:table-cell table:style-name="Tableau3.A2" office:value-type="string">
            <text:p text:style-name="P18"><text:span text:style-name="T19">'</text:span>8<text:span text:style-name="T19">'</text:span></text:p>
          </table:table-cell>
          <table:table-cell table:style-name="Tableau3.D2" office:value-type="string">
            <text:p text:style-name="P29"/>
          </table:table-cell>
        </table:table-row>
        <table:table-row>
          <table:table-cell table:style-name="Tableau3.A2" office:value-type="string">
            <text:p text:style-name="P25">00 00 7f ff ff ff e1 <text:span text:style-name="T17">da</text:span></text:p>
          </table:table-cell>
          <table:table-cell table:style-name="Tableau3.A2" office:value-type="string">
            <text:p text:style-name="P27">37</text:p>
          </table:table-cell>
          <table:table-cell table:style-name="Tableau3.A2" office:value-type="string">
            <text:p text:style-name="P18"><text:span text:style-name="T19">'</text:span>7<text:span text:style-name="T19">'</text:span></text:p>
          </table:table-cell>
          <table:table-cell table:style-name="Tableau3.D2" office:value-type="string">
            <text:p text:style-name="P29"/>
          </table:table-cell>
        </table:table-row>
        <table:table-row>
          <table:table-cell table:style-name="Tableau3.A2" office:value-type="string">
            <text:p text:style-name="P25">00 00 7f ff ff ff e1 <text:span text:style-name="T17">d9</text:span></text:p>
          </table:table-cell>
          <table:table-cell table:style-name="Tableau3.A2" office:value-type="string">
            <text:p text:style-name="P27">36</text:p>
          </table:table-cell>
          <table:table-cell table:style-name="Tableau3.A2" office:value-type="string">
            <text:p text:style-name="P18"><text:span text:style-name="T19">'</text:span>6<text:span text:style-name="T19">'</text:span></text:p>
          </table:table-cell>
          <table:table-cell table:style-name="Tableau3.D2" office:value-type="string">
            <text:p text:style-name="P29"/>
          </table:table-cell>
        </table:table-row>
        <table:table-row>
          <table:table-cell table:style-name="Tableau3.A2" office:value-type="string">
            <text:p text:style-name="P25">00 00 7f ff ff ff e1 <text:span text:style-name="T17">d8</text:span></text:p>
          </table:table-cell>
          <table:table-cell table:style-name="Tableau3.A2" office:value-type="string">
            <text:p text:style-name="P27">35</text:p>
          </table:table-cell>
          <table:table-cell table:style-name="Tableau3.A2" office:value-type="string">
            <text:p text:style-name="P18"><text:span text:style-name="T19">'</text:span>5<text:span text:style-name="T19">'</text:span></text:p>
          </table:table-cell>
          <table:table-cell table:style-name="Tableau3.D2" office:value-type="string">
            <text:p text:style-name="P29"/>
          </table:table-cell>
        </table:table-row>
        <table:table-row>
          <table:table-cell table:style-name="Tableau3.A2" office:value-type="string">
            <text:p text:style-name="P25">00 00 7f ff ff ff e1 <text:span text:style-name="T17">d7</text:span></text:p>
          </table:table-cell>
          <table:table-cell table:style-name="Tableau3.A2" office:value-type="string">
            <text:p text:style-name="P27">34</text:p>
          </table:table-cell>
          <table:table-cell table:style-name="Tableau3.A2" office:value-type="string">
            <text:p text:style-name="P18"><text:span text:style-name="T19">'</text:span>4<text:span text:style-name="T19">'</text:span></text:p>
          </table:table-cell>
          <table:table-cell table:style-name="Tableau3.D2" office:value-type="string">
            <text:p text:style-name="P29"/>
          </table:table-cell>
        </table:table-row>
        <table:table-row>
          <table:table-cell table:style-name="Tableau3.A2" office:value-type="string">
            <text:p text:style-name="P25">00 00 7f ff ff ff e1 <text:span text:style-name="T17">d6</text:span></text:p>
          </table:table-cell>
          <table:table-cell table:style-name="Tableau3.A2" office:value-type="string">
            <text:p text:style-name="P27">33</text:p>
          </table:table-cell>
          <table:table-cell table:style-name="Tableau3.A2" office:value-type="string">
            <text:p text:style-name="P18"><text:span text:style-name="T19">'</text:span>3<text:span text:style-name="T19">'</text:span></text:p>
          </table:table-cell>
          <table:table-cell table:style-name="Tableau3.D2" office:value-type="string">
            <text:p text:style-name="P29"/>
          </table:table-cell>
        </table:table-row>
        <table:table-row>
          <table:table-cell table:style-name="Tableau3.A2" office:value-type="string">
            <text:p text:style-name="P25">00 00 7f ff ff ff e1 <text:span text:style-name="T17">d5</text:span></text:p>
          </table:table-cell>
          <table:table-cell table:style-name="Tableau3.A2" office:value-type="string">
            <text:p text:style-name="P27">32</text:p>
          </table:table-cell>
          <table:table-cell table:style-name="Tableau3.A2" office:value-type="string">
            <text:p text:style-name="P18"><text:span text:style-name="T19">'</text:span>2<text:span text:style-name="T19">'</text:span></text:p>
          </table:table-cell>
          <table:table-cell table:style-name="Tableau3.D2" office:value-type="string">
            <text:p text:style-name="P29"/>
          </table:table-cell>
        </table:table-row>
        <table:table-row>
          <table:table-cell table:style-name="Tableau3.A2" office:value-type="string">
            <text:p text:style-name="P25">00 00 7f ff ff ff e1 <text:span text:style-name="T17">d4</text:span></text:p>
          </table:table-cell>
          <table:table-cell table:style-name="Tableau3.A2" office:value-type="string">
            <text:p text:style-name="P27">31</text:p>
          </table:table-cell>
          <table:table-cell table:style-name="Tableau3.A2" office:value-type="string">
            <text:p text:style-name="P18"><text:span text:style-name="T19">'</text:span>1<text:span text:style-name="T19">'</text:span></text:p>
          </table:table-cell>
          <table:table-cell table:style-name="Tableau3.D2" office:value-type="string">
            <text:p text:style-name="P29"/>
          </table:table-cell>
        </table:table-row>
        <table:table-row>
          <table:table-cell table:style-name="Tableau3.A16" office:value-type="string">
            <text:p text:style-name="P25">00 00 7f ff ff ff e1 <text:span text:style-name="T17">d3</text:span></text:p>
          </table:table-cell>
          <table:table-cell table:style-name="Tableau3.B16" office:value-type="string">
            <text:p text:style-name="P30">00</text:p>
          </table:table-cell>
          <table:table-cell table:style-name="Tableau3.C14" office:value-type="string">
            <text:p text:style-name="P18"/>
          </table:table-cell>
          <table:table-cell table:style-name="Tableau3.D14" table:number-rows-spanned="8" office:value-type="string">
            <text:p text:style-name="P22">ptrEntier</text:p>
          </table:table-cell>
        </table:table-row>
        <table:table-row>
          <table:table-cell table:style-name="Tableau3.A16" office:value-type="string">
            <text:p text:style-name="P25">00 00 7f ff ff ff e1 <text:span text:style-name="T17">d2</text:span></text:p>
          </table:table-cell>
          <table:table-cell table:style-name="Tableau3.B16" office:value-type="string">
            <text:p text:style-name="P30">00</text:p>
          </table:table-cell>
          <table:table-cell table:style-name="Tableau3.C15" office:value-type="string">
            <text:p text:style-name="P29"/>
          </table:table-cell>
          <table:covered-table-cell/>
        </table:table-row>
        <table:table-row>
          <table:table-cell table:style-name="Tableau3.A16" office:value-type="string">
            <text:p text:style-name="P25">00 00 7f ff ff ff e1 <text:span text:style-name="T17">d1</text:span></text:p>
          </table:table-cell>
          <table:table-cell table:style-name="Tableau3.B16" office:value-type="string">
            <text:p text:style-name="P30">7f</text:p>
          </table:table-cell>
          <table:table-cell table:style-name="Tableau3.C16" office:value-type="string">
            <text:p text:style-name="P29"/>
          </table:table-cell>
          <table:covered-table-cell/>
        </table:table-row>
        <table:table-row>
          <table:table-cell table:style-name="Tableau3.A21" office:value-type="string">
            <text:p text:style-name="P25">00 00 7f ff ff ff e1 <text:span text:style-name="T17">d0</text:span></text:p>
          </table:table-cell>
          <table:table-cell table:style-name="Tableau3.B21" office:value-type="string">
            <text:p text:style-name="P30">ff</text:p>
          </table:table-cell>
          <table:table-cell table:style-name="Tableau3.C17" office:value-type="string">
            <text:p text:style-name="P29"/>
          </table:table-cell>
          <table:covered-table-cell/>
        </table:table-row>
        <table:table-row>
          <table:table-cell table:style-name="Tableau3.A21" office:value-type="string">
            <text:p text:style-name="P25">00 00 7f ff ff ff e1 <text:span text:style-name="T18">cf</text:span></text:p>
          </table:table-cell>
          <table:table-cell table:style-name="Tableau3.B21" office:value-type="string">
            <text:p text:style-name="P30">ff</text:p>
          </table:table-cell>
          <table:table-cell table:style-name="Tableau3.C18" office:value-type="string">
            <text:p text:style-name="P29"/>
          </table:table-cell>
          <table:covered-table-cell/>
        </table:table-row>
        <table:table-row>
          <table:table-cell table:style-name="Tableau3.A21" office:value-type="string">
            <text:p text:style-name="P25">00 00 7f ff ff ff e1 <text:span text:style-name="T18">ce</text:span></text:p>
          </table:table-cell>
          <table:table-cell table:style-name="Tableau3.B21" office:value-type="string">
            <text:p text:style-name="P30">ff</text:p>
          </table:table-cell>
          <table:table-cell table:style-name="Tableau3.C19" office:value-type="string">
            <text:p text:style-name="P29"/>
          </table:table-cell>
          <table:covered-table-cell/>
        </table:table-row>
        <table:table-row>
          <table:table-cell table:style-name="Tableau3.A21" office:value-type="string">
            <text:p text:style-name="P25">00 00 7f ff ff ff e1 <text:span text:style-name="T18">cd</text:span></text:p>
          </table:table-cell>
          <table:table-cell table:style-name="Tableau3.B21" office:value-type="string">
            <text:p text:style-name="P30">e1</text:p>
          </table:table-cell>
          <table:table-cell table:style-name="Tableau3.C20" office:value-type="string">
            <text:p text:style-name="P29"/>
          </table:table-cell>
          <table:covered-table-cell/>
        </table:table-row>
        <table:table-row>
          <table:table-cell table:style-name="Tableau3.A21" office:value-type="string">
            <text:p text:style-name="P25">00 00 7f ff ff ff e1 <text:span text:style-name="T18">cc</text:span></text:p>
          </table:table-cell>
          <table:table-cell table:style-name="Tableau3.B21" office:value-type="string">
            <text:p text:style-name="P21">d<text:span text:style-name="T23">c</text:span></text:p>
          </table:table-cell>
          <table:table-cell table:style-name="Tableau3.C21" office:value-type="string">
            <text:p text:style-name="P29"/>
          </table:table-cell>
          <table:covered-table-cell/>
        </table:table-row>
        <table:table-row>
          <table:table-cell table:style-name="Tableau3.A29" office:value-type="string">
            <text:p text:style-name="P25">00 00 7f ff ff ff e1 <text:span text:style-name="T18">cb</text:span></text:p>
          </table:table-cell>
          <table:table-cell table:style-name="Tableau3.B29" office:value-type="string">
            <text:p text:style-name="P30">00</text:p>
          </table:table-cell>
          <table:table-cell table:style-name="Tableau3.C22" office:value-type="string">
            <text:p text:style-name="P31"/>
          </table:table-cell>
          <table:table-cell table:style-name="Tableau3.D22" table:number-rows-spanned="8" office:value-type="string">
            <text:p text:style-name="P29"/>
            <text:p text:style-name="P22">chaine</text:p>
          </table:table-cell>
        </table:table-row>
        <table:table-row>
          <table:table-cell table:style-name="Tableau3.A29" office:value-type="string">
            <text:p text:style-name="P25">00 00 7f ff ff ff e1 <text:span text:style-name="T18">ca</text:span></text:p>
          </table:table-cell>
          <table:table-cell table:style-name="Tableau3.B29" office:value-type="string">
            <text:p text:style-name="P30">00</text:p>
          </table:table-cell>
          <table:table-cell table:style-name="Tableau3.C23" office:value-type="string">
            <text:p text:style-name="P31"/>
          </table:table-cell>
          <table:covered-table-cell/>
        </table:table-row>
        <table:table-row>
          <table:table-cell table:style-name="Tableau3.A29" office:value-type="string">
            <text:p text:style-name="P25">00 00 7f ff ff ff e1 <text:span text:style-name="T18">c9</text:span></text:p>
          </table:table-cell>
          <table:table-cell table:style-name="Tableau3.B29" office:value-type="string">
            <text:p text:style-name="P30">7f</text:p>
          </table:table-cell>
          <table:table-cell table:style-name="Tableau3.C24" office:value-type="string">
            <text:p text:style-name="P31"/>
          </table:table-cell>
          <table:covered-table-cell/>
        </table:table-row>
        <table:table-row>
          <table:table-cell table:style-name="Tableau3.A29" office:value-type="string">
            <text:p text:style-name="P25">00 00 7f ff ff ff e1 <text:span text:style-name="T18">c8</text:span></text:p>
          </table:table-cell>
          <table:table-cell table:style-name="Tableau3.B29" office:value-type="string">
            <text:p text:style-name="P30">ff</text:p>
          </table:table-cell>
          <table:table-cell table:style-name="Tableau3.C25" office:value-type="string">
            <text:p text:style-name="P31"/>
          </table:table-cell>
          <table:covered-table-cell/>
        </table:table-row>
        <table:table-row>
          <table:table-cell table:style-name="Tableau3.A29" office:value-type="string">
            <text:p text:style-name="P25">00 00 7f ff ff ff e1 <text:span text:style-name="T18">c7</text:span></text:p>
          </table:table-cell>
          <table:table-cell table:style-name="Tableau3.B29" office:value-type="string">
            <text:p text:style-name="P30">ff</text:p>
          </table:table-cell>
          <table:table-cell table:style-name="Tableau3.C26" office:value-type="string">
            <text:p text:style-name="P31"/>
          </table:table-cell>
          <table:covered-table-cell/>
        </table:table-row>
        <table:table-row>
          <table:table-cell table:style-name="Tableau3.A29" office:value-type="string">
            <text:p text:style-name="P25">00 00 7f ff ff ff e1 <text:span text:style-name="T18">c6</text:span></text:p>
          </table:table-cell>
          <table:table-cell table:style-name="Tableau3.B29" office:value-type="string">
            <text:p text:style-name="P30">ff</text:p>
          </table:table-cell>
          <table:table-cell table:style-name="Tableau3.C27" office:value-type="string">
            <text:p text:style-name="P31"/>
          </table:table-cell>
          <table:covered-table-cell/>
        </table:table-row>
        <table:table-row>
          <table:table-cell table:style-name="Tableau3.A29" office:value-type="string">
            <text:p text:style-name="P25">00 00 7f ff ff ff e1 <text:span text:style-name="T18">c5</text:span></text:p>
          </table:table-cell>
          <table:table-cell table:style-name="Tableau3.B29" office:value-type="string">
            <text:p text:style-name="P30">e1</text:p>
          </table:table-cell>
          <table:table-cell table:style-name="Tableau3.C28" office:value-type="string">
            <text:p text:style-name="P31"/>
          </table:table-cell>
          <table:covered-table-cell/>
        </table:table-row>
        <table:table-row>
          <table:table-cell table:style-name="Tableau3.A29" office:value-type="string">
            <text:p text:style-name="P25">00 00 7f ff ff ff e1 <text:span text:style-name="T18">c4</text:span></text:p>
          </table:table-cell>
          <table:table-cell table:style-name="Tableau3.B29" office:value-type="string">
            <text:p text:style-name="P21">d4</text:p>
          </table:table-cell>
          <table:table-cell table:style-name="Tableau3.C29" office:value-type="string">
            <text:p text:style-name="P31"/>
          </table:table-cell>
          <table:covered-table-cell/>
        </table:table-row>
        <table:table-row>
          <table:table-cell table:style-name="Tableau3.A31" office:value-type="string">
            <text:p text:style-name="P25">00 00 7f ff ff ff e1 <text:span text:style-name="T18">c3</text:span></text:p>
          </table:table-cell>
          <table:table-cell table:style-name="Tableau3.B31" office:value-type="string">
            <text:p text:style-name="P30">00</text:p>
          </table:table-cell>
          <table:table-cell table:style-name="Tableau3.C30" office:value-type="string">
            <text:p text:style-name="P33"/>
          </table:table-cell>
          <table:table-cell table:style-name="Tableau3.D30" table:number-rows-spanned="8" office:value-type="string">
            <text:p text:style-name="P33"/>
            <text:p text:style-name="P22">ptrCar</text:p>
          </table:table-cell>
        </table:table-row>
        <table:table-row>
          <table:table-cell table:style-name="Tableau3.A31" office:value-type="string">
            <text:p text:style-name="P25">00 00 7f ff ff ff e1 <text:span text:style-name="T18">c2</text:span></text:p>
          </table:table-cell>
          <table:table-cell table:style-name="Tableau3.B31" office:value-type="string">
            <text:p text:style-name="P30">00</text:p>
          </table:table-cell>
          <table:table-cell table:style-name="Tableau3.C31" office:value-type="string">
            <text:p text:style-name="P33"/>
          </table:table-cell>
          <table:covered-table-cell/>
        </table:table-row>
        <table:table-row>
          <table:table-cell table:style-name="Tableau3.A36" office:value-type="string">
            <text:p text:style-name="P25">00 00 7f ff ff ff e1 <text:span text:style-name="T18">c1</text:span></text:p>
          </table:table-cell>
          <table:table-cell table:style-name="Tableau3.B36" office:value-type="string">
            <text:p text:style-name="P30">7f</text:p>
          </table:table-cell>
          <table:table-cell table:style-name="Tableau3.C34" office:value-type="string">
            <text:p text:style-name="P33"/>
          </table:table-cell>
          <table:covered-table-cell/>
        </table:table-row>
        <table:table-row>
          <table:table-cell table:style-name="Tableau3.A36" office:value-type="string">
            <text:p text:style-name="P25">00 00 7f ff ff ff e1 <text:span text:style-name="T18">c0</text:span></text:p>
          </table:table-cell>
          <table:table-cell table:style-name="Tableau3.B36" office:value-type="string">
            <text:p text:style-name="P30">ff</text:p>
          </table:table-cell>
          <table:table-cell table:style-name="Tableau3.C34" office:value-type="string">
            <text:p text:style-name="P33"/>
          </table:table-cell>
          <table:covered-table-cell/>
        </table:table-row>
        <table:table-row>
          <table:table-cell table:style-name="Tableau3.A36" office:value-type="string">
            <text:p text:style-name="P25">00 00 7f ff ff ff e1 <text:span text:style-name="T19">bf</text:span></text:p>
          </table:table-cell>
          <table:table-cell table:style-name="Tableau3.B36" office:value-type="string">
            <text:p text:style-name="P30">ff</text:p>
          </table:table-cell>
          <table:table-cell table:style-name="Tableau3.C34" office:value-type="string">
            <text:p text:style-name="P33"/>
          </table:table-cell>
          <table:covered-table-cell/>
        </table:table-row>
        <table:table-row>
          <table:table-cell table:style-name="Tableau3.A36" office:value-type="string">
            <text:p text:style-name="P25">00 00 7f ff ff ff e1 <text:span text:style-name="T19">be</text:span></text:p>
          </table:table-cell>
          <table:table-cell table:style-name="Tableau3.B36" office:value-type="string">
            <text:p text:style-name="P30">ff</text:p>
          </table:table-cell>
          <table:table-cell table:style-name="Tableau3.C36" office:value-type="string">
            <text:p text:style-name="P33"/>
          </table:table-cell>
          <table:covered-table-cell/>
        </table:table-row>
        <table:table-row>
          <table:table-cell table:style-name="Tableau3.A36" office:value-type="string">
            <text:p text:style-name="P25">00 00 7f ff ff ff e1 <text:span text:style-name="T19">bd</text:span></text:p>
          </table:table-cell>
          <table:table-cell table:style-name="Tableau3.B36" office:value-type="string">
            <text:p text:style-name="P30">e1</text:p>
          </table:table-cell>
          <table:table-cell table:style-name="Tableau3.C36" office:value-type="string">
            <text:p text:style-name="P33"/>
          </table:table-cell>
          <table:covered-table-cell/>
        </table:table-row>
        <table:table-row>
          <table:table-cell table:style-name="Tableau3.A37" office:value-type="string">
            <text:p text:style-name="P25">00 00 7f ff ff ff e1 <text:span text:style-name="T19">bc</text:span></text:p>
          </table:table-cell>
          <table:table-cell table:style-name="Tableau3.B37" office:value-type="string">
            <text:p text:style-name="P21">d<text:span text:style-name="T23">6</text:span></text:p>
          </table:table-cell>
          <table:table-cell table:style-name="Tableau3.C37" office:value-type="string">
            <text:p text:style-name="P33"/>
          </table:table-cell>
          <table:covered-table-cell/>
        </table:table-row>
        <table:table-row>
          <table:table-cell table:style-name="Tableau3.A44" office:value-type="string">
            <text:p text:style-name="P25">00 00 7f ff ff ff e1 <text:span text:style-name="T19">bb</text:span></text:p>
          </table:table-cell>
          <table:table-cell table:style-name="Tableau3.B44" office:value-type="string">
            <text:p text:style-name="P30">00</text:p>
          </table:table-cell>
          <table:table-cell table:style-name="Tableau3.C44" office:value-type="string">
            <text:p text:style-name="P33"/>
          </table:table-cell>
          <table:table-cell table:style-name="Tableau3.D38" table:number-rows-spanned="8" office:value-type="string">
            <text:p text:style-name="P35">ptrReel</text:p>
          </table:table-cell>
        </table:table-row>
        <table:table-row>
          <table:table-cell table:style-name="Tableau3.A44" office:value-type="string">
            <text:p text:style-name="P25">00 00 7f ff ff ff e1 <text:span text:style-name="T19">ba</text:span></text:p>
          </table:table-cell>
          <table:table-cell table:style-name="Tableau3.B44" office:value-type="string">
            <text:p text:style-name="P30">00</text:p>
          </table:table-cell>
          <table:table-cell table:style-name="Tableau3.C44" office:value-type="string">
            <text:p text:style-name="P33"/>
          </table:table-cell>
          <table:covered-table-cell/>
        </table:table-row>
        <table:table-row>
          <table:table-cell table:style-name="Tableau3.A44" office:value-type="string">
            <text:p text:style-name="P25">00 00 7f ff ff ff e1 <text:span text:style-name="T19">b9</text:span></text:p>
          </table:table-cell>
          <table:table-cell table:style-name="Tableau3.B44" office:value-type="string">
            <text:p text:style-name="P30">7f</text:p>
          </table:table-cell>
          <table:table-cell table:style-name="Tableau3.C44" office:value-type="string">
            <text:p text:style-name="P33"/>
          </table:table-cell>
          <table:covered-table-cell/>
        </table:table-row>
        <table:table-row>
          <table:table-cell table:style-name="Tableau3.A44" office:value-type="string">
            <text:p text:style-name="P25">00 00 7f ff ff ff e1 <text:span text:style-name="T19">b8</text:span></text:p>
          </table:table-cell>
          <table:table-cell table:style-name="Tableau3.B44" office:value-type="string">
            <text:p text:style-name="P30">ff</text:p>
          </table:table-cell>
          <table:table-cell table:style-name="Tableau3.C44" office:value-type="string">
            <text:p text:style-name="P33"/>
          </table:table-cell>
          <table:covered-table-cell/>
        </table:table-row>
        <table:table-row>
          <table:table-cell table:style-name="Tableau3.A44" office:value-type="string">
            <text:p text:style-name="P25">00 00 7f ff ff ff e1 <text:span text:style-name="T19">b7</text:span></text:p>
          </table:table-cell>
          <table:table-cell table:style-name="Tableau3.B44" office:value-type="string">
            <text:p text:style-name="P30">ff</text:p>
          </table:table-cell>
          <table:table-cell table:style-name="Tableau3.C44" office:value-type="string">
            <text:p text:style-name="P33"/>
          </table:table-cell>
          <table:covered-table-cell/>
        </table:table-row>
        <table:table-row>
          <table:table-cell table:style-name="Tableau3.A44" office:value-type="string">
            <text:p text:style-name="P25">00 00 7f ff ff ff e1 <text:span text:style-name="T19">b6</text:span></text:p>
          </table:table-cell>
          <table:table-cell table:style-name="Tableau3.B44" office:value-type="string">
            <text:p text:style-name="P30">ff</text:p>
          </table:table-cell>
          <table:table-cell table:style-name="Tableau3.C44" office:value-type="string">
            <text:p text:style-name="P33"/>
          </table:table-cell>
          <table:covered-table-cell/>
        </table:table-row>
        <table:table-row>
          <table:table-cell table:style-name="Tableau3.A44" office:value-type="string">
            <text:p text:style-name="P25">00 00 7f ff ff ff e1 <text:span text:style-name="T19">b5</text:span></text:p>
          </table:table-cell>
          <table:table-cell table:style-name="Tableau3.B44" office:value-type="string">
            <text:p text:style-name="P30">e1</text:p>
          </table:table-cell>
          <table:table-cell table:style-name="Tableau3.C44" office:value-type="string">
            <text:p text:style-name="P33"/>
          </table:table-cell>
          <table:covered-table-cell/>
        </table:table-row>
        <table:table-row>
          <table:table-cell table:style-name="Tableau3.A45" office:value-type="string">
            <text:p text:style-name="P25">00 00 7f ff ff ff e1 <text:span text:style-name="T19">b4</text:span></text:p>
          </table:table-cell>
          <table:table-cell table:style-name="Tableau3.B45" office:value-type="string">
            <text:p text:style-name="P21">d<text:span text:style-name="T23">c</text:span></text:p>
          </table:table-cell>
          <table:table-cell table:style-name="Tableau3.C45" office:value-type="string">
            <text:p text:style-name="P33"/>
          </table:table-cell>
          <table:covered-table-cell/>
        </table:table-row>
      </table:table>
      <text:p text:style-name="P37"><text:tab/><text:span text:style-name="T22">Fin du troisième tour</text:span></text:p>
      <text:p text:style-name="P16"/>
      <table:table table:name="Tableau4" table:style-name="Tableau4">
        <table:table-column table:style-name="Tableau4.A" table:number-columns-repeated="2"/>
        <table:table-column table:style-name="Tableau4.C"/>
        <table:table-column table:style-name="Tableau4.A"/>
        <table:table-row>
          <table:table-cell table:style-name="Tableau4.A1" office:value-type="string">
            <text:p text:style-name="P20">Adresse</text:p>
          </table:table-cell>
          <table:table-cell table:style-name="Tableau4.A1" office:value-type="string">
            <text:p text:style-name="P20">Valeur (sur 8 bits)<text:span text:style-name="T16"> en hexa</text:span></text:p>
          </table:table-cell>
          <table:table-cell table:style-name="Tableau4.A1" office:value-type="string">
            <text:p text:style-name="P22">Valeur en Ascii</text:p>
          </table:table-cell>
          <table:table-cell table:style-name="Tableau4.D1" office:value-type="string">
            <text:p text:style-name="P20">Nom de la variable</text:p>
          </table:table-cell>
        </table:table-row>
        <table:table-row>
          <table:table-cell table:style-name="Tableau4.A2" office:value-type="string">
            <text:p text:style-name="P25">00 00 7f ff ff ff e1 <text:span text:style-name="T17">df</text:span></text:p>
          </table:table-cell>
          <table:table-cell table:style-name="Tableau4.A2" office:value-type="string">
            <text:p text:style-name="P27">41</text:p>
          </table:table-cell>
          <table:table-cell table:style-name="Tableau4.A2" office:value-type="string">
            <text:p text:style-name="P18"><text:span text:style-name="T19">'</text:span>A<text:span text:style-name="T19">'</text:span></text:p>
          </table:table-cell>
          <table:table-cell table:style-name="Tableau4.D2" office:value-type="string">
            <text:p text:style-name="P29"/>
          </table:table-cell>
        </table:table-row>
        <table:table-row>
          <table:table-cell table:style-name="Tableau4.A2" office:value-type="string">
            <text:p text:style-name="P25">00 00 7f ff ff ff e1 <text:span text:style-name="T17">de</text:span></text:p>
          </table:table-cell>
          <table:table-cell table:style-name="Tableau4.A2" office:value-type="string">
            <text:p text:style-name="P27">30</text:p>
          </table:table-cell>
          <table:table-cell table:style-name="Tableau4.A2" office:value-type="string">
            <text:p text:style-name="P18"><text:span text:style-name="T19">'</text:span>0<text:span text:style-name="T19">'</text:span></text:p>
          </table:table-cell>
          <table:table-cell table:style-name="Tableau4.D2" office:value-type="string">
            <text:p text:style-name="P29"/>
          </table:table-cell>
        </table:table-row>
        <table:table-row>
          <table:table-cell table:style-name="Tableau4.A2" office:value-type="string">
            <text:p text:style-name="P25">00 00 7f ff ff ff e1 <text:span text:style-name="T17">dd</text:span></text:p>
          </table:table-cell>
          <table:table-cell table:style-name="Tableau4.A2" office:value-type="string">
            <text:p text:style-name="P27">30</text:p>
          </table:table-cell>
          <table:table-cell table:style-name="Tableau4.A2" office:value-type="string">
            <text:p text:style-name="P18"><text:span text:style-name="T19">'</text:span>0<text:span text:style-name="T19">'</text:span></text:p>
          </table:table-cell>
          <table:table-cell table:style-name="Tableau4.D2" office:value-type="string">
            <text:p text:style-name="P29"/>
          </table:table-cell>
        </table:table-row>
        <table:table-row>
          <table:table-cell table:style-name="Tableau4.A2" office:value-type="string">
            <text:p text:style-name="P25">00 00 7f ff ff ff e1 <text:span text:style-name="T17">dc</text:span></text:p>
          </table:table-cell>
          <table:table-cell table:style-name="Tableau4.A2" office:value-type="string">
            <text:p text:style-name="P27">30</text:p>
          </table:table-cell>
          <table:table-cell table:style-name="Tableau4.A2" office:value-type="string">
            <text:p text:style-name="P18"><text:span text:style-name="T19">'</text:span>0<text:span text:style-name="T19">'</text:span></text:p>
          </table:table-cell>
          <table:table-cell table:style-name="Tableau4.D2" office:value-type="string">
            <text:p text:style-name="P29"/>
          </table:table-cell>
        </table:table-row>
        <table:table-row>
          <table:table-cell table:style-name="Tableau4.A2" office:value-type="string">
            <text:p text:style-name="P25">00 00 7f ff ff ff e1 <text:span text:style-name="T17">db</text:span></text:p>
          </table:table-cell>
          <table:table-cell table:style-name="Tableau4.A2" office:value-type="string">
            <text:p text:style-name="P27">38</text:p>
          </table:table-cell>
          <table:table-cell table:style-name="Tableau4.A2" office:value-type="string">
            <text:p text:style-name="P18"><text:span text:style-name="T19">'</text:span>8<text:span text:style-name="T19">'</text:span></text:p>
          </table:table-cell>
          <table:table-cell table:style-name="Tableau4.D2" office:value-type="string">
            <text:p text:style-name="P29"/>
          </table:table-cell>
        </table:table-row>
        <table:table-row>
          <table:table-cell table:style-name="Tableau4.A2" office:value-type="string">
            <text:p text:style-name="P25">00 00 7f ff ff ff e1 <text:span text:style-name="T17">da</text:span></text:p>
          </table:table-cell>
          <table:table-cell table:style-name="Tableau4.A2" office:value-type="string">
            <text:p text:style-name="P27">37</text:p>
          </table:table-cell>
          <table:table-cell table:style-name="Tableau4.A2" office:value-type="string">
            <text:p text:style-name="P18"><text:span text:style-name="T19">'</text:span>7<text:span text:style-name="T19">'</text:span></text:p>
          </table:table-cell>
          <table:table-cell table:style-name="Tableau4.D2" office:value-type="string">
            <text:p text:style-name="P29"/>
          </table:table-cell>
        </table:table-row>
        <table:table-row>
          <table:table-cell table:style-name="Tableau4.A2" office:value-type="string">
            <text:p text:style-name="P25">00 00 7f ff ff ff e1 <text:span text:style-name="T17">d9</text:span></text:p>
          </table:table-cell>
          <table:table-cell table:style-name="Tableau4.A2" office:value-type="string">
            <text:p text:style-name="P27">36</text:p>
          </table:table-cell>
          <table:table-cell table:style-name="Tableau4.A2" office:value-type="string">
            <text:p text:style-name="P18"><text:span text:style-name="T19">'</text:span>6<text:span text:style-name="T19">'</text:span></text:p>
          </table:table-cell>
          <table:table-cell table:style-name="Tableau4.D2" office:value-type="string">
            <text:p text:style-name="P29"/>
          </table:table-cell>
        </table:table-row>
        <table:table-row>
          <table:table-cell table:style-name="Tableau4.A2" office:value-type="string">
            <text:p text:style-name="P25">00 00 7f ff ff ff e1 <text:span text:style-name="T17">d8</text:span></text:p>
          </table:table-cell>
          <table:table-cell table:style-name="Tableau4.A2" office:value-type="string">
            <text:p text:style-name="P27">35</text:p>
          </table:table-cell>
          <table:table-cell table:style-name="Tableau4.A2" office:value-type="string">
            <text:p text:style-name="P18"><text:span text:style-name="T19">'</text:span>5<text:span text:style-name="T19">'</text:span></text:p>
          </table:table-cell>
          <table:table-cell table:style-name="Tableau4.D2" office:value-type="string">
            <text:p text:style-name="P29"/>
          </table:table-cell>
        </table:table-row>
        <table:table-row>
          <table:table-cell table:style-name="Tableau4.A2" office:value-type="string">
            <text:p text:style-name="P25">00 00 7f ff ff ff e1 <text:span text:style-name="T17">d7</text:span></text:p>
          </table:table-cell>
          <table:table-cell table:style-name="Tableau4.A2" office:value-type="string">
            <text:p text:style-name="P27">34</text:p>
          </table:table-cell>
          <table:table-cell table:style-name="Tableau4.A2" office:value-type="string">
            <text:p text:style-name="P18"><text:span text:style-name="T19">'</text:span>4<text:span text:style-name="T19">'</text:span></text:p>
          </table:table-cell>
          <table:table-cell table:style-name="Tableau4.D2" office:value-type="string">
            <text:p text:style-name="P29"/>
          </table:table-cell>
        </table:table-row>
        <table:table-row>
          <table:table-cell table:style-name="Tableau4.A2" office:value-type="string">
            <text:p text:style-name="P25">00 00 7f ff ff ff e1 <text:span text:style-name="T17">d6</text:span></text:p>
          </table:table-cell>
          <table:table-cell table:style-name="Tableau4.A2" office:value-type="string">
            <text:p text:style-name="P27">33</text:p>
          </table:table-cell>
          <table:table-cell table:style-name="Tableau4.A2" office:value-type="string">
            <text:p text:style-name="P18"><text:span text:style-name="T19">'</text:span>3<text:span text:style-name="T19">'</text:span></text:p>
          </table:table-cell>
          <table:table-cell table:style-name="Tableau4.D2" office:value-type="string">
            <text:p text:style-name="P29"/>
          </table:table-cell>
        </table:table-row>
        <table:table-row>
          <table:table-cell table:style-name="Tableau4.A2" office:value-type="string">
            <text:p text:style-name="P25">00 00 7f ff ff ff e1 <text:span text:style-name="T17">d5</text:span></text:p>
          </table:table-cell>
          <table:table-cell table:style-name="Tableau4.A2" office:value-type="string">
            <text:p text:style-name="P27">32</text:p>
          </table:table-cell>
          <table:table-cell table:style-name="Tableau4.A2" office:value-type="string">
            <text:p text:style-name="P18"><text:span text:style-name="T19">'</text:span>2<text:span text:style-name="T19">'</text:span></text:p>
          </table:table-cell>
          <table:table-cell table:style-name="Tableau4.D2" office:value-type="string">
            <text:p text:style-name="P29"/>
          </table:table-cell>
        </table:table-row>
        <table:table-row>
          <table:table-cell table:style-name="Tableau4.A2" office:value-type="string">
            <text:p text:style-name="P25">00 00 7f ff ff ff e1 <text:span text:style-name="T17">d4</text:span></text:p>
          </table:table-cell>
          <table:table-cell table:style-name="Tableau4.A2" office:value-type="string">
            <text:p text:style-name="P27">31</text:p>
          </table:table-cell>
          <table:table-cell table:style-name="Tableau4.A2" office:value-type="string">
            <text:p text:style-name="P18"><text:span text:style-name="T19">'</text:span>1<text:span text:style-name="T19">'</text:span></text:p>
          </table:table-cell>
          <table:table-cell table:style-name="Tableau4.D2" office:value-type="string">
            <text:p text:style-name="P29"/>
          </table:table-cell>
        </table:table-row>
        <table:table-row>
          <table:table-cell table:style-name="Tableau4.A16" office:value-type="string">
            <text:p text:style-name="P25">00 00 7f ff ff ff e1 <text:span text:style-name="T17">d3</text:span></text:p>
          </table:table-cell>
          <table:table-cell table:style-name="Tableau4.B16" office:value-type="string">
            <text:p text:style-name="P30">00</text:p>
          </table:table-cell>
          <table:table-cell table:style-name="Tableau4.C14" office:value-type="string">
            <text:p text:style-name="P18"/>
          </table:table-cell>
          <table:table-cell table:style-name="Tableau4.D14" table:number-rows-spanned="8" office:value-type="string">
            <text:p text:style-name="P22">ptrEntier</text:p>
          </table:table-cell>
        </table:table-row>
        <table:table-row>
          <table:table-cell table:style-name="Tableau4.A16" office:value-type="string">
            <text:p text:style-name="P25">00 00 7f ff ff ff e1 <text:span text:style-name="T17">d2</text:span></text:p>
          </table:table-cell>
          <table:table-cell table:style-name="Tableau4.B16" office:value-type="string">
            <text:p text:style-name="P30">00</text:p>
          </table:table-cell>
          <table:table-cell table:style-name="Tableau4.C15" office:value-type="string">
            <text:p text:style-name="P29"/>
          </table:table-cell>
          <table:covered-table-cell/>
        </table:table-row>
        <table:table-row>
          <table:table-cell table:style-name="Tableau4.A16" office:value-type="string">
            <text:p text:style-name="P25">00 00 7f ff ff ff e1 <text:span text:style-name="T17">d1</text:span></text:p>
          </table:table-cell>
          <table:table-cell table:style-name="Tableau4.B16" office:value-type="string">
            <text:p text:style-name="P30">7f</text:p>
          </table:table-cell>
          <table:table-cell table:style-name="Tableau4.C16" office:value-type="string">
            <text:p text:style-name="P29"/>
          </table:table-cell>
          <table:covered-table-cell/>
        </table:table-row>
        <table:table-row>
          <table:table-cell table:style-name="Tableau4.A21" office:value-type="string">
            <text:p text:style-name="P25">00 00 7f ff ff ff e1 <text:span text:style-name="T17">d0</text:span></text:p>
          </table:table-cell>
          <table:table-cell table:style-name="Tableau4.B21" office:value-type="string">
            <text:p text:style-name="P30">ff</text:p>
          </table:table-cell>
          <table:table-cell table:style-name="Tableau4.C17" office:value-type="string">
            <text:p text:style-name="P29"/>
          </table:table-cell>
          <table:covered-table-cell/>
        </table:table-row>
        <table:table-row>
          <table:table-cell table:style-name="Tableau4.A21" office:value-type="string">
            <text:p text:style-name="P25">00 00 7f ff ff ff e1 <text:span text:style-name="T18">cf</text:span></text:p>
          </table:table-cell>
          <table:table-cell table:style-name="Tableau4.B21" office:value-type="string">
            <text:p text:style-name="P30">ff</text:p>
          </table:table-cell>
          <table:table-cell table:style-name="Tableau4.C18" office:value-type="string">
            <text:p text:style-name="P29"/>
          </table:table-cell>
          <table:covered-table-cell/>
        </table:table-row>
        <table:table-row>
          <table:table-cell table:style-name="Tableau4.A21" office:value-type="string">
            <text:p text:style-name="P25">00 00 7f ff ff ff e1 <text:span text:style-name="T18">ce</text:span></text:p>
          </table:table-cell>
          <table:table-cell table:style-name="Tableau4.B21" office:value-type="string">
            <text:p text:style-name="P30">ff</text:p>
          </table:table-cell>
          <table:table-cell table:style-name="Tableau4.C19" office:value-type="string">
            <text:p text:style-name="P29"/>
          </table:table-cell>
          <table:covered-table-cell/>
        </table:table-row>
        <table:table-row>
          <table:table-cell table:style-name="Tableau4.A21" office:value-type="string">
            <text:p text:style-name="P25">00 00 7f ff ff ff e1 <text:span text:style-name="T18">cd</text:span></text:p>
          </table:table-cell>
          <table:table-cell table:style-name="Tableau4.B21" office:value-type="string">
            <text:p text:style-name="P30">e1</text:p>
          </table:table-cell>
          <table:table-cell table:style-name="Tableau4.C20" office:value-type="string">
            <text:p text:style-name="P29"/>
          </table:table-cell>
          <table:covered-table-cell/>
        </table:table-row>
        <table:table-row>
          <table:table-cell table:style-name="Tableau4.A21" office:value-type="string">
            <text:p text:style-name="P25">00 00 7f ff ff ff e1 <text:span text:style-name="T18">cc</text:span></text:p>
          </table:table-cell>
          <table:table-cell table:style-name="Tableau4.B21" office:value-type="string">
            <text:p text:style-name="P36">e0</text:p>
          </table:table-cell>
          <table:table-cell table:style-name="Tableau4.C21" office:value-type="string">
            <text:p text:style-name="P29"/>
          </table:table-cell>
          <table:covered-table-cell/>
        </table:table-row>
        <table:table-row>
          <table:table-cell table:style-name="Tableau4.A29" office:value-type="string">
            <text:p text:style-name="P25">00 00 7f ff ff ff e1 <text:span text:style-name="T18">cb</text:span></text:p>
          </table:table-cell>
          <table:table-cell table:style-name="Tableau4.B29" office:value-type="string">
            <text:p text:style-name="P30">00</text:p>
          </table:table-cell>
          <table:table-cell table:style-name="Tableau4.C22" office:value-type="string">
            <text:p text:style-name="P31"/>
          </table:table-cell>
          <table:table-cell table:style-name="Tableau4.D22" table:number-rows-spanned="8" office:value-type="string">
            <text:p text:style-name="P29"/>
            <text:p text:style-name="P22">chaine</text:p>
          </table:table-cell>
        </table:table-row>
        <table:table-row>
          <table:table-cell table:style-name="Tableau4.A29" office:value-type="string">
            <text:p text:style-name="P25">00 00 7f ff ff ff e1 <text:span text:style-name="T18">ca</text:span></text:p>
          </table:table-cell>
          <table:table-cell table:style-name="Tableau4.B29" office:value-type="string">
            <text:p text:style-name="P30">00</text:p>
          </table:table-cell>
          <table:table-cell table:style-name="Tableau4.C23" office:value-type="string">
            <text:p text:style-name="P31"/>
          </table:table-cell>
          <table:covered-table-cell/>
        </table:table-row>
        <table:table-row>
          <table:table-cell table:style-name="Tableau4.A29" office:value-type="string">
            <text:p text:style-name="P25">00 00 7f ff ff ff e1 <text:span text:style-name="T18">c9</text:span></text:p>
          </table:table-cell>
          <table:table-cell table:style-name="Tableau4.B29" office:value-type="string">
            <text:p text:style-name="P30">7f</text:p>
          </table:table-cell>
          <table:table-cell table:style-name="Tableau4.C24" office:value-type="string">
            <text:p text:style-name="P31"/>
          </table:table-cell>
          <table:covered-table-cell/>
        </table:table-row>
        <table:table-row>
          <table:table-cell table:style-name="Tableau4.A29" office:value-type="string">
            <text:p text:style-name="P25">00 00 7f ff ff ff e1 <text:span text:style-name="T18">c8</text:span></text:p>
          </table:table-cell>
          <table:table-cell table:style-name="Tableau4.B29" office:value-type="string">
            <text:p text:style-name="P30">ff</text:p>
          </table:table-cell>
          <table:table-cell table:style-name="Tableau4.C25" office:value-type="string">
            <text:p text:style-name="P31"/>
          </table:table-cell>
          <table:covered-table-cell/>
        </table:table-row>
        <table:table-row>
          <table:table-cell table:style-name="Tableau4.A29" office:value-type="string">
            <text:p text:style-name="P25">00 00 7f ff ff ff e1 <text:span text:style-name="T18">c7</text:span></text:p>
          </table:table-cell>
          <table:table-cell table:style-name="Tableau4.B29" office:value-type="string">
            <text:p text:style-name="P30">ff</text:p>
          </table:table-cell>
          <table:table-cell table:style-name="Tableau4.C26" office:value-type="string">
            <text:p text:style-name="P31"/>
          </table:table-cell>
          <table:covered-table-cell/>
        </table:table-row>
        <table:table-row>
          <table:table-cell table:style-name="Tableau4.A29" office:value-type="string">
            <text:p text:style-name="P25">00 00 7f ff ff ff e1 <text:span text:style-name="T18">c6</text:span></text:p>
          </table:table-cell>
          <table:table-cell table:style-name="Tableau4.B29" office:value-type="string">
            <text:p text:style-name="P30">ff</text:p>
          </table:table-cell>
          <table:table-cell table:style-name="Tableau4.C27" office:value-type="string">
            <text:p text:style-name="P31"/>
          </table:table-cell>
          <table:covered-table-cell/>
        </table:table-row>
        <table:table-row>
          <table:table-cell table:style-name="Tableau4.A29" office:value-type="string">
            <text:p text:style-name="P25">00 00 7f ff ff ff e1 <text:span text:style-name="T18">c5</text:span></text:p>
          </table:table-cell>
          <table:table-cell table:style-name="Tableau4.B29" office:value-type="string">
            <text:p text:style-name="P30">e1</text:p>
          </table:table-cell>
          <table:table-cell table:style-name="Tableau4.C28" office:value-type="string">
            <text:p text:style-name="P31"/>
          </table:table-cell>
          <table:covered-table-cell/>
        </table:table-row>
        <table:table-row>
          <table:table-cell table:style-name="Tableau4.A29" office:value-type="string">
            <text:p text:style-name="P25">00 00 7f ff ff ff e1 <text:span text:style-name="T18">c4</text:span></text:p>
          </table:table-cell>
          <table:table-cell table:style-name="Tableau4.B29" office:value-type="string">
            <text:p text:style-name="P21">d4</text:p>
          </table:table-cell>
          <table:table-cell table:style-name="Tableau4.C29" office:value-type="string">
            <text:p text:style-name="P31"/>
          </table:table-cell>
          <table:covered-table-cell/>
        </table:table-row>
        <table:table-row>
          <table:table-cell table:style-name="Tableau4.A31" office:value-type="string">
            <text:p text:style-name="P25">00 00 7f ff ff ff e1 <text:span text:style-name="T18">c3</text:span></text:p>
          </table:table-cell>
          <table:table-cell table:style-name="Tableau4.B31" office:value-type="string">
            <text:p text:style-name="P30">00</text:p>
          </table:table-cell>
          <table:table-cell table:style-name="Tableau4.C30" office:value-type="string">
            <text:p text:style-name="P33"/>
          </table:table-cell>
          <table:table-cell table:style-name="Tableau4.D30" table:number-rows-spanned="8" office:value-type="string">
            <text:p text:style-name="P33"/>
            <text:p text:style-name="P22">ptrCar</text:p>
          </table:table-cell>
        </table:table-row>
        <table:table-row>
          <table:table-cell table:style-name="Tableau4.A31" office:value-type="string">
            <text:p text:style-name="P25">00 00 7f ff ff ff e1 <text:span text:style-name="T18">c2</text:span></text:p>
          </table:table-cell>
          <table:table-cell table:style-name="Tableau4.B31" office:value-type="string">
            <text:p text:style-name="P30">00</text:p>
          </table:table-cell>
          <table:table-cell table:style-name="Tableau4.C31" office:value-type="string">
            <text:p text:style-name="P33"/>
          </table:table-cell>
          <table:covered-table-cell/>
        </table:table-row>
        <table:table-row>
          <table:table-cell table:style-name="Tableau4.A36" office:value-type="string">
            <text:p text:style-name="P25">00 00 7f ff ff ff e1 <text:span text:style-name="T18">c1</text:span></text:p>
          </table:table-cell>
          <table:table-cell table:style-name="Tableau4.B36" office:value-type="string">
            <text:p text:style-name="P30">7f</text:p>
          </table:table-cell>
          <table:table-cell table:style-name="Tableau4.C34" office:value-type="string">
            <text:p text:style-name="P33"/>
          </table:table-cell>
          <table:covered-table-cell/>
        </table:table-row>
        <table:table-row>
          <table:table-cell table:style-name="Tableau4.A36" office:value-type="string">
            <text:p text:style-name="P25">00 00 7f ff ff ff e1 <text:span text:style-name="T18">c0</text:span></text:p>
          </table:table-cell>
          <table:table-cell table:style-name="Tableau4.B36" office:value-type="string">
            <text:p text:style-name="P30">ff</text:p>
          </table:table-cell>
          <table:table-cell table:style-name="Tableau4.C34" office:value-type="string">
            <text:p text:style-name="P33"/>
          </table:table-cell>
          <table:covered-table-cell/>
        </table:table-row>
        <table:table-row>
          <table:table-cell table:style-name="Tableau4.A36" office:value-type="string">
            <text:p text:style-name="P25">00 00 7f ff ff ff e1 <text:span text:style-name="T19">bf</text:span></text:p>
          </table:table-cell>
          <table:table-cell table:style-name="Tableau4.B36" office:value-type="string">
            <text:p text:style-name="P30">ff</text:p>
          </table:table-cell>
          <table:table-cell table:style-name="Tableau4.C34" office:value-type="string">
            <text:p text:style-name="P33"/>
          </table:table-cell>
          <table:covered-table-cell/>
        </table:table-row>
        <table:table-row>
          <table:table-cell table:style-name="Tableau4.A36" office:value-type="string">
            <text:p text:style-name="P25">00 00 7f ff ff ff e1 <text:span text:style-name="T19">be</text:span></text:p>
          </table:table-cell>
          <table:table-cell table:style-name="Tableau4.B36" office:value-type="string">
            <text:p text:style-name="P30">ff</text:p>
          </table:table-cell>
          <table:table-cell table:style-name="Tableau4.C36" office:value-type="string">
            <text:p text:style-name="P33"/>
          </table:table-cell>
          <table:covered-table-cell/>
        </table:table-row>
        <table:table-row>
          <table:table-cell table:style-name="Tableau4.A36" office:value-type="string">
            <text:p text:style-name="P25">00 00 7f ff ff ff e1 <text:span text:style-name="T19">bd</text:span></text:p>
          </table:table-cell>
          <table:table-cell table:style-name="Tableau4.B36" office:value-type="string">
            <text:p text:style-name="P30">e1</text:p>
          </table:table-cell>
          <table:table-cell table:style-name="Tableau4.C36" office:value-type="string">
            <text:p text:style-name="P33"/>
          </table:table-cell>
          <table:covered-table-cell/>
        </table:table-row>
        <table:table-row>
          <table:table-cell table:style-name="Tableau4.A37" office:value-type="string">
            <text:p text:style-name="P25">00 00 7f ff ff ff e1 <text:span text:style-name="T19">bc</text:span></text:p>
          </table:table-cell>
          <table:table-cell table:style-name="Tableau4.B37" office:value-type="string">
            <text:p text:style-name="P21">d<text:span text:style-name="T24">7</text:span></text:p>
          </table:table-cell>
          <table:table-cell table:style-name="Tableau4.C37" office:value-type="string">
            <text:p text:style-name="P33"/>
          </table:table-cell>
          <table:covered-table-cell/>
        </table:table-row>
        <table:table-row>
          <table:table-cell table:style-name="Tableau4.A44" office:value-type="string">
            <text:p text:style-name="P25">00 00 7f ff ff ff e1 <text:span text:style-name="T19">bb</text:span></text:p>
          </table:table-cell>
          <table:table-cell table:style-name="Tableau4.B44" office:value-type="string">
            <text:p text:style-name="P30">00</text:p>
          </table:table-cell>
          <table:table-cell table:style-name="Tableau4.C44" office:value-type="string">
            <text:p text:style-name="P33"/>
          </table:table-cell>
          <table:table-cell table:style-name="Tableau4.D38" table:number-rows-spanned="8" office:value-type="string">
            <text:p text:style-name="P35">ptrReel</text:p>
          </table:table-cell>
        </table:table-row>
        <table:table-row>
          <table:table-cell table:style-name="Tableau4.A44" office:value-type="string">
            <text:p text:style-name="P25">00 00 7f ff ff ff e1 <text:span text:style-name="T19">ba</text:span></text:p>
          </table:table-cell>
          <table:table-cell table:style-name="Tableau4.B44" office:value-type="string">
            <text:p text:style-name="P30">00</text:p>
          </table:table-cell>
          <table:table-cell table:style-name="Tableau4.C44" office:value-type="string">
            <text:p text:style-name="P33"/>
          </table:table-cell>
          <table:covered-table-cell/>
        </table:table-row>
        <table:table-row>
          <table:table-cell table:style-name="Tableau4.A44" office:value-type="string">
            <text:p text:style-name="P25">00 00 7f ff ff ff e1 <text:span text:style-name="T19">b9</text:span></text:p>
          </table:table-cell>
          <table:table-cell table:style-name="Tableau4.B44" office:value-type="string">
            <text:p text:style-name="P30">7f</text:p>
          </table:table-cell>
          <table:table-cell table:style-name="Tableau4.C44" office:value-type="string">
            <text:p text:style-name="P33"/>
          </table:table-cell>
          <table:covered-table-cell/>
        </table:table-row>
        <table:table-row>
          <table:table-cell table:style-name="Tableau4.A44" office:value-type="string">
            <text:p text:style-name="P25">00 00 7f ff ff ff e1 <text:span text:style-name="T19">b8</text:span></text:p>
          </table:table-cell>
          <table:table-cell table:style-name="Tableau4.B44" office:value-type="string">
            <text:p text:style-name="P30">ff</text:p>
          </table:table-cell>
          <table:table-cell table:style-name="Tableau4.C44" office:value-type="string">
            <text:p text:style-name="P33"/>
          </table:table-cell>
          <table:covered-table-cell/>
        </table:table-row>
        <table:table-row>
          <table:table-cell table:style-name="Tableau4.A44" office:value-type="string">
            <text:p text:style-name="P25">00 00 7f ff ff ff e1 <text:span text:style-name="T19">b7</text:span></text:p>
          </table:table-cell>
          <table:table-cell table:style-name="Tableau4.B44" office:value-type="string">
            <text:p text:style-name="P30">ff</text:p>
          </table:table-cell>
          <table:table-cell table:style-name="Tableau4.C44" office:value-type="string">
            <text:p text:style-name="P33"/>
          </table:table-cell>
          <table:covered-table-cell/>
        </table:table-row>
        <table:table-row>
          <table:table-cell table:style-name="Tableau4.A44" office:value-type="string">
            <text:p text:style-name="P25">00 00 7f ff ff ff e1 <text:span text:style-name="T19">b6</text:span></text:p>
          </table:table-cell>
          <table:table-cell table:style-name="Tableau4.B44" office:value-type="string">
            <text:p text:style-name="P30">ff</text:p>
          </table:table-cell>
          <table:table-cell table:style-name="Tableau4.C44" office:value-type="string">
            <text:p text:style-name="P33"/>
          </table:table-cell>
          <table:covered-table-cell/>
        </table:table-row>
        <table:table-row>
          <table:table-cell table:style-name="Tableau4.A44" office:value-type="string">
            <text:p text:style-name="P25">00 00 7f ff ff ff e1 <text:span text:style-name="T19">b5</text:span></text:p>
          </table:table-cell>
          <table:table-cell table:style-name="Tableau4.B44" office:value-type="string">
            <text:p text:style-name="P30">e1</text:p>
          </table:table-cell>
          <table:table-cell table:style-name="Tableau4.C44" office:value-type="string">
            <text:p text:style-name="P33"/>
          </table:table-cell>
          <table:covered-table-cell/>
        </table:table-row>
        <table:table-row>
          <table:table-cell table:style-name="Tableau4.A45" office:value-type="string">
            <text:p text:style-name="P25">00 00 7f ff ff ff e1 <text:span text:style-name="T19">b4</text:span></text:p>
          </table:table-cell>
          <table:table-cell table:style-name="Tableau4.B45" office:value-type="string">
            <text:p text:style-name="P36">e0</text:p>
          </table:table-cell>
          <table:table-cell table:style-name="Tableau4.C45" office:value-type="string">
            <text:p text:style-name="P33"/>
          </table:table-cell>
          <table:covered-table-cell/>
        </table:table-row>
      </table:table>
      <text:p text:style-name="P38"><text:tab/>Après la boucle</text:p>
      <text:p text:style-name="P15"/>
      <table:table table:name="Tableau5" table:style-name="Tableau5">
        <table:table-column table:style-name="Tableau5.A" table:number-columns-repeated="2"/>
        <table:table-column table:style-name="Tableau5.C"/>
        <table:table-column table:style-name="Tableau5.A"/>
        <table:table-row table:style-name="Tableau5.1">
          <table:table-cell table:style-name="Tableau5.A1" office:value-type="string">
            <text:p text:style-name="P20">Adresse</text:p>
          </table:table-cell>
          <table:table-cell table:style-name="Tableau5.A1" office:value-type="string">
            <text:p text:style-name="P20">Valeur (sur 8 bits)<text:span text:style-name="T16"> en hexa</text:span></text:p>
          </table:table-cell>
          <table:table-cell table:style-name="Tableau5.A1" office:value-type="string">
            <text:p text:style-name="P22">Valeur en Ascii</text:p>
          </table:table-cell>
          <table:table-cell table:style-name="Tableau5.D1" office:value-type="string">
            <text:p text:style-name="P20">Nom de la variable</text:p>
          </table:table-cell>
        </table:table-row>
        <table:table-row>
          <table:table-cell table:style-name="Tableau5.A2" office:value-type="string">
            <text:p text:style-name="P25">00 00 7f ff ff ff e1 <text:span text:style-name="T17">df</text:span></text:p>
          </table:table-cell>
          <table:table-cell table:style-name="Tableau5.A2" office:value-type="string">
            <text:p text:style-name="P27">41</text:p>
          </table:table-cell>
          <table:table-cell table:style-name="Tableau5.A2" office:value-type="string">
            <text:p text:style-name="P18"><text:span text:style-name="T19">'</text:span>A<text:span text:style-name="T19">'</text:span></text:p>
          </table:table-cell>
          <table:table-cell table:style-name="Tableau5.D2" office:value-type="string">
            <text:p text:style-name="P29"/>
          </table:table-cell>
        </table:table-row>
        <table:table-row>
          <table:table-cell table:style-name="Tableau5.A2" office:value-type="string">
            <text:p text:style-name="P25">00 00 7f ff ff ff e1 <text:span text:style-name="T17">de</text:span></text:p>
          </table:table-cell>
          <table:table-cell table:style-name="Tableau5.A2" office:value-type="string">
            <text:p text:style-name="P27">30</text:p>
          </table:table-cell>
          <table:table-cell table:style-name="Tableau5.A2" office:value-type="string">
            <text:p text:style-name="P18"><text:span text:style-name="T19">'</text:span>0<text:span text:style-name="T19">'</text:span></text:p>
          </table:table-cell>
          <table:table-cell table:style-name="Tableau5.D2" office:value-type="string">
            <text:p text:style-name="P29"/>
          </table:table-cell>
        </table:table-row>
        <table:table-row>
          <table:table-cell table:style-name="Tableau5.A2" office:value-type="string">
            <text:p text:style-name="P25">00 00 7f ff ff ff e1 <text:span text:style-name="T17">dd</text:span></text:p>
          </table:table-cell>
          <table:table-cell table:style-name="Tableau5.A2" office:value-type="string">
            <text:p text:style-name="P27">30</text:p>
          </table:table-cell>
          <table:table-cell table:style-name="Tableau5.A2" office:value-type="string">
            <text:p text:style-name="P18"><text:span text:style-name="T19">'</text:span>0<text:span text:style-name="T19">'</text:span></text:p>
          </table:table-cell>
          <table:table-cell table:style-name="Tableau5.D2" office:value-type="string">
            <text:p text:style-name="P29"/>
          </table:table-cell>
        </table:table-row>
        <table:table-row>
          <table:table-cell table:style-name="Tableau5.A2" office:value-type="string">
            <text:p text:style-name="P25">00 00 7f ff ff ff e1 <text:span text:style-name="T17">dc</text:span></text:p>
          </table:table-cell>
          <table:table-cell table:style-name="Tableau5.A2" office:value-type="string">
            <text:p text:style-name="P27">30</text:p>
          </table:table-cell>
          <table:table-cell table:style-name="Tableau5.A2" office:value-type="string">
            <text:p text:style-name="P18"><text:span text:style-name="T19">'</text:span>0<text:span text:style-name="T19">'</text:span></text:p>
          </table:table-cell>
          <table:table-cell table:style-name="Tableau5.D2" office:value-type="string">
            <text:p text:style-name="P29"/>
          </table:table-cell>
        </table:table-row>
        <table:table-row>
          <table:table-cell table:style-name="Tableau5.A2" office:value-type="string">
            <text:p text:style-name="P25">00 00 7f ff ff ff e1 <text:span text:style-name="T17">db</text:span></text:p>
          </table:table-cell>
          <table:table-cell table:style-name="Tableau5.A2" office:value-type="string">
            <text:p text:style-name="P27">38</text:p>
          </table:table-cell>
          <table:table-cell table:style-name="Tableau5.A2" office:value-type="string">
            <text:p text:style-name="P18"><text:span text:style-name="T19">'</text:span>8<text:span text:style-name="T19">'</text:span></text:p>
          </table:table-cell>
          <table:table-cell table:style-name="Tableau5.D2" office:value-type="string">
            <text:p text:style-name="P29"/>
          </table:table-cell>
        </table:table-row>
        <table:table-row>
          <table:table-cell table:style-name="Tableau5.A2" office:value-type="string">
            <text:p text:style-name="P25">00 00 7f ff ff ff e1 <text:span text:style-name="T17">da</text:span></text:p>
          </table:table-cell>
          <table:table-cell table:style-name="Tableau5.A2" office:value-type="string">
            <text:p text:style-name="P27">37</text:p>
          </table:table-cell>
          <table:table-cell table:style-name="Tableau5.A2" office:value-type="string">
            <text:p text:style-name="P18"><text:span text:style-name="T19">'</text:span>7<text:span text:style-name="T19">'</text:span></text:p>
          </table:table-cell>
          <table:table-cell table:style-name="Tableau5.D2" office:value-type="string">
            <text:p text:style-name="P29"/>
          </table:table-cell>
        </table:table-row>
        <table:table-row>
          <table:table-cell table:style-name="Tableau5.A2" office:value-type="string">
            <text:p text:style-name="P25">00 00 7f ff ff ff e1 <text:span text:style-name="T17">d9</text:span></text:p>
          </table:table-cell>
          <table:table-cell table:style-name="Tableau5.A2" office:value-type="string">
            <text:p text:style-name="P27">36</text:p>
          </table:table-cell>
          <table:table-cell table:style-name="Tableau5.A2" office:value-type="string">
            <text:p text:style-name="P18"><text:span text:style-name="T19">'</text:span>6<text:span text:style-name="T19">'</text:span></text:p>
          </table:table-cell>
          <table:table-cell table:style-name="Tableau5.D2" office:value-type="string">
            <text:p text:style-name="P29"/>
          </table:table-cell>
        </table:table-row>
        <table:table-row>
          <table:table-cell table:style-name="Tableau5.A2" office:value-type="string">
            <text:p text:style-name="P25">00 00 7f ff ff ff e1 <text:span text:style-name="T17">d8</text:span></text:p>
          </table:table-cell>
          <table:table-cell table:style-name="Tableau5.A2" office:value-type="string">
            <text:p text:style-name="P27">35</text:p>
          </table:table-cell>
          <table:table-cell table:style-name="Tableau5.A2" office:value-type="string">
            <text:p text:style-name="P18"><text:span text:style-name="T19">'</text:span>5<text:span text:style-name="T19">'</text:span></text:p>
          </table:table-cell>
          <table:table-cell table:style-name="Tableau5.D2" office:value-type="string">
            <text:p text:style-name="P29"/>
          </table:table-cell>
        </table:table-row>
        <table:table-row>
          <table:table-cell table:style-name="Tableau5.A2" office:value-type="string">
            <text:p text:style-name="P25">00 00 7f ff ff ff e1 <text:span text:style-name="T17">d7</text:span></text:p>
          </table:table-cell>
          <table:table-cell table:style-name="Tableau5.A2" office:value-type="string">
            <text:p text:style-name="P27">34</text:p>
          </table:table-cell>
          <table:table-cell table:style-name="Tableau5.A2" office:value-type="string">
            <text:p text:style-name="P18"><text:span text:style-name="T19">'</text:span>4<text:span text:style-name="T19">'</text:span></text:p>
          </table:table-cell>
          <table:table-cell table:style-name="Tableau5.D2" office:value-type="string">
            <text:p text:style-name="P29"/>
          </table:table-cell>
        </table:table-row>
        <table:table-row>
          <table:table-cell table:style-name="Tableau5.A2" office:value-type="string">
            <text:p text:style-name="P25">00 00 7f ff ff ff e1 <text:span text:style-name="T17">d6</text:span></text:p>
          </table:table-cell>
          <table:table-cell table:style-name="Tableau5.A2" office:value-type="string">
            <text:p text:style-name="P27">33</text:p>
          </table:table-cell>
          <table:table-cell table:style-name="Tableau5.A2" office:value-type="string">
            <text:p text:style-name="P18"><text:span text:style-name="T19">'</text:span>3<text:span text:style-name="T19">'</text:span></text:p>
          </table:table-cell>
          <table:table-cell table:style-name="Tableau5.D2" office:value-type="string">
            <text:p text:style-name="P29"/>
          </table:table-cell>
        </table:table-row>
        <table:table-row>
          <table:table-cell table:style-name="Tableau5.A2" office:value-type="string">
            <text:p text:style-name="P25">00 00 7f ff ff ff e1 <text:span text:style-name="T17">d5</text:span></text:p>
          </table:table-cell>
          <table:table-cell table:style-name="Tableau5.A2" office:value-type="string">
            <text:p text:style-name="P27">32</text:p>
          </table:table-cell>
          <table:table-cell table:style-name="Tableau5.A2" office:value-type="string">
            <text:p text:style-name="P18"><text:span text:style-name="T19">'</text:span>2<text:span text:style-name="T19">'</text:span></text:p>
          </table:table-cell>
          <table:table-cell table:style-name="Tableau5.D2" office:value-type="string">
            <text:p text:style-name="P29"/>
          </table:table-cell>
        </table:table-row>
        <table:table-row>
          <table:table-cell table:style-name="Tableau5.A2" office:value-type="string">
            <text:p text:style-name="P25">00 00 7f ff ff ff e1 <text:span text:style-name="T17">d4</text:span></text:p>
          </table:table-cell>
          <table:table-cell table:style-name="Tableau5.A2" office:value-type="string">
            <text:p text:style-name="P27">31</text:p>
          </table:table-cell>
          <table:table-cell table:style-name="Tableau5.A2" office:value-type="string">
            <text:p text:style-name="P18"><text:span text:style-name="T19">'</text:span>1<text:span text:style-name="T19">'</text:span></text:p>
          </table:table-cell>
          <table:table-cell table:style-name="Tableau5.D2" office:value-type="string">
            <text:p text:style-name="P29"/>
          </table:table-cell>
        </table:table-row>
        <table:table-row>
          <table:table-cell table:style-name="Tableau5.A16" office:value-type="string">
            <text:p text:style-name="P25">00 00 7f ff ff ff e1 <text:span text:style-name="T17">d3</text:span></text:p>
          </table:table-cell>
          <table:table-cell table:style-name="Tableau5.B16" office:value-type="string">
            <text:p text:style-name="P30">00</text:p>
          </table:table-cell>
          <table:table-cell table:style-name="Tableau5.C14" office:value-type="string">
            <text:p text:style-name="P18"/>
          </table:table-cell>
          <table:table-cell table:style-name="Tableau5.D14" table:number-rows-spanned="8" office:value-type="string">
            <text:p text:style-name="P22">ptrEntier</text:p>
          </table:table-cell>
        </table:table-row>
        <table:table-row>
          <table:table-cell table:style-name="Tableau5.A16" office:value-type="string">
            <text:p text:style-name="P25">00 00 7f ff ff ff e1 <text:span text:style-name="T17">d2</text:span></text:p>
          </table:table-cell>
          <table:table-cell table:style-name="Tableau5.B16" office:value-type="string">
            <text:p text:style-name="P30">00</text:p>
          </table:table-cell>
          <table:table-cell table:style-name="Tableau5.C15" office:value-type="string">
            <text:p text:style-name="P29"/>
          </table:table-cell>
          <table:covered-table-cell/>
        </table:table-row>
        <table:table-row>
          <table:table-cell table:style-name="Tableau5.A16" office:value-type="string">
            <text:p text:style-name="P25">00 00 7f ff ff ff e1 <text:span text:style-name="T17">d1</text:span></text:p>
          </table:table-cell>
          <table:table-cell table:style-name="Tableau5.B16" office:value-type="string">
            <text:p text:style-name="P30">7f</text:p>
          </table:table-cell>
          <table:table-cell table:style-name="Tableau5.C16" office:value-type="string">
            <text:p text:style-name="P29"/>
          </table:table-cell>
          <table:covered-table-cell/>
        </table:table-row>
        <table:table-row>
          <table:table-cell table:style-name="Tableau5.A21" office:value-type="string">
            <text:p text:style-name="P25">00 00 7f ff ff ff e1 <text:span text:style-name="T17">d0</text:span></text:p>
          </table:table-cell>
          <table:table-cell table:style-name="Tableau5.B21" office:value-type="string">
            <text:p text:style-name="P30">ff</text:p>
          </table:table-cell>
          <table:table-cell table:style-name="Tableau5.C17" office:value-type="string">
            <text:p text:style-name="P29"/>
          </table:table-cell>
          <table:covered-table-cell/>
        </table:table-row>
        <table:table-row>
          <table:table-cell table:style-name="Tableau5.A21" office:value-type="string">
            <text:p text:style-name="P25">00 00 7f ff ff ff e1 <text:span text:style-name="T18">cf</text:span></text:p>
          </table:table-cell>
          <table:table-cell table:style-name="Tableau5.B21" office:value-type="string">
            <text:p text:style-name="P30">ff</text:p>
          </table:table-cell>
          <table:table-cell table:style-name="Tableau5.C18" office:value-type="string">
            <text:p text:style-name="P29"/>
          </table:table-cell>
          <table:covered-table-cell/>
        </table:table-row>
        <table:table-row>
          <table:table-cell table:style-name="Tableau5.A21" office:value-type="string">
            <text:p text:style-name="P25">00 00 7f ff ff ff e1 <text:span text:style-name="T18">ce</text:span></text:p>
          </table:table-cell>
          <table:table-cell table:style-name="Tableau5.B21" office:value-type="string">
            <text:p text:style-name="P30">ff</text:p>
          </table:table-cell>
          <table:table-cell table:style-name="Tableau5.C19" office:value-type="string">
            <text:p text:style-name="P29"/>
          </table:table-cell>
          <table:covered-table-cell/>
        </table:table-row>
        <table:table-row>
          <table:table-cell table:style-name="Tableau5.A21" office:value-type="string">
            <text:p text:style-name="P25">00 00 7f ff ff ff e1 <text:span text:style-name="T18">cd</text:span></text:p>
          </table:table-cell>
          <table:table-cell table:style-name="Tableau5.B21" office:value-type="string">
            <text:p text:style-name="P30">e1</text:p>
          </table:table-cell>
          <table:table-cell table:style-name="Tableau5.C20" office:value-type="string">
            <text:p text:style-name="P29"/>
          </table:table-cell>
          <table:covered-table-cell/>
        </table:table-row>
        <table:table-row>
          <table:table-cell table:style-name="Tableau5.A21" office:value-type="string">
            <text:p text:style-name="P25">00 00 7f ff ff ff e1 <text:span text:style-name="T18">cc</text:span></text:p>
          </table:table-cell>
          <table:table-cell table:style-name="Tableau5.B21" office:value-type="string">
            <text:p text:style-name="P36">e0</text:p>
          </table:table-cell>
          <table:table-cell table:style-name="Tableau5.C21" office:value-type="string">
            <text:p text:style-name="P29"/>
          </table:table-cell>
          <table:covered-table-cell/>
        </table:table-row>
        <table:table-row>
          <table:table-cell table:style-name="Tableau5.A29" office:value-type="string">
            <text:p text:style-name="P25">00 00 7f ff ff ff e1 <text:span text:style-name="T18">cb</text:span></text:p>
          </table:table-cell>
          <table:table-cell table:style-name="Tableau5.B29" office:value-type="string">
            <text:p text:style-name="P30">00</text:p>
          </table:table-cell>
          <table:table-cell table:style-name="Tableau5.C22" office:value-type="string">
            <text:p text:style-name="P31"/>
          </table:table-cell>
          <table:table-cell table:style-name="Tableau5.D22" table:number-rows-spanned="8" office:value-type="string">
            <text:p text:style-name="P29"/>
            <text:p text:style-name="P22">chaine</text:p>
          </table:table-cell>
        </table:table-row>
        <table:table-row>
          <table:table-cell table:style-name="Tableau5.A29" office:value-type="string">
            <text:p text:style-name="P25">00 00 7f ff ff ff e1 <text:span text:style-name="T18">ca</text:span></text:p>
          </table:table-cell>
          <table:table-cell table:style-name="Tableau5.B29" office:value-type="string">
            <text:p text:style-name="P30">00</text:p>
          </table:table-cell>
          <table:table-cell table:style-name="Tableau5.C23" office:value-type="string">
            <text:p text:style-name="P31"/>
          </table:table-cell>
          <table:covered-table-cell/>
        </table:table-row>
        <table:table-row>
          <table:table-cell table:style-name="Tableau5.A29" office:value-type="string">
            <text:p text:style-name="P25">00 00 7f ff ff ff e1 <text:span text:style-name="T18">c9</text:span></text:p>
          </table:table-cell>
          <table:table-cell table:style-name="Tableau5.B29" office:value-type="string">
            <text:p text:style-name="P30">7f</text:p>
          </table:table-cell>
          <table:table-cell table:style-name="Tableau5.C24" office:value-type="string">
            <text:p text:style-name="P31"/>
          </table:table-cell>
          <table:covered-table-cell/>
        </table:table-row>
        <table:table-row>
          <table:table-cell table:style-name="Tableau5.A29" office:value-type="string">
            <text:p text:style-name="P25">00 00 7f ff ff ff e1 <text:span text:style-name="T18">c8</text:span></text:p>
          </table:table-cell>
          <table:table-cell table:style-name="Tableau5.B29" office:value-type="string">
            <text:p text:style-name="P30">ff</text:p>
          </table:table-cell>
          <table:table-cell table:style-name="Tableau5.C25" office:value-type="string">
            <text:p text:style-name="P31"/>
          </table:table-cell>
          <table:covered-table-cell/>
        </table:table-row>
        <table:table-row>
          <table:table-cell table:style-name="Tableau5.A29" office:value-type="string">
            <text:p text:style-name="P25">00 00 7f ff ff ff e1 <text:span text:style-name="T18">c7</text:span></text:p>
          </table:table-cell>
          <table:table-cell table:style-name="Tableau5.B29" office:value-type="string">
            <text:p text:style-name="P30">ff</text:p>
          </table:table-cell>
          <table:table-cell table:style-name="Tableau5.C26" office:value-type="string">
            <text:p text:style-name="P31"/>
          </table:table-cell>
          <table:covered-table-cell/>
        </table:table-row>
        <table:table-row>
          <table:table-cell table:style-name="Tableau5.A29" office:value-type="string">
            <text:p text:style-name="P25">00 00 7f ff ff ff e1 <text:span text:style-name="T18">c6</text:span></text:p>
          </table:table-cell>
          <table:table-cell table:style-name="Tableau5.B29" office:value-type="string">
            <text:p text:style-name="P30">ff</text:p>
          </table:table-cell>
          <table:table-cell table:style-name="Tableau5.C27" office:value-type="string">
            <text:p text:style-name="P31"/>
          </table:table-cell>
          <table:covered-table-cell/>
        </table:table-row>
        <table:table-row>
          <table:table-cell table:style-name="Tableau5.A29" office:value-type="string">
            <text:p text:style-name="P25">00 00 7f ff ff ff e1 <text:span text:style-name="T18">c5</text:span></text:p>
          </table:table-cell>
          <table:table-cell table:style-name="Tableau5.B29" office:value-type="string">
            <text:p text:style-name="P30">e1</text:p>
          </table:table-cell>
          <table:table-cell table:style-name="Tableau5.C28" office:value-type="string">
            <text:p text:style-name="P31"/>
          </table:table-cell>
          <table:covered-table-cell/>
        </table:table-row>
        <table:table-row>
          <table:table-cell table:style-name="Tableau5.A29" office:value-type="string">
            <text:p text:style-name="P25">00 00 7f ff ff ff e1 <text:span text:style-name="T18">c4</text:span></text:p>
          </table:table-cell>
          <table:table-cell table:style-name="Tableau5.B29" office:value-type="string">
            <text:p text:style-name="P21">d4</text:p>
          </table:table-cell>
          <table:table-cell table:style-name="Tableau5.C29" office:value-type="string">
            <text:p text:style-name="P31"/>
          </table:table-cell>
          <table:covered-table-cell/>
        </table:table-row>
        <table:table-row>
          <table:table-cell table:style-name="Tableau5.A31" office:value-type="string">
            <text:p text:style-name="P25">00 00 7f ff ff ff e1 <text:span text:style-name="T18">c3</text:span></text:p>
          </table:table-cell>
          <table:table-cell table:style-name="Tableau5.B31" office:value-type="string">
            <text:p text:style-name="P30">00</text:p>
          </table:table-cell>
          <table:table-cell table:style-name="Tableau5.C30" office:value-type="string">
            <text:p text:style-name="P33"/>
          </table:table-cell>
          <table:table-cell table:style-name="Tableau5.D30" table:number-rows-spanned="8" office:value-type="string">
            <text:p text:style-name="P33"/>
            <text:p text:style-name="P22">ptrCar</text:p>
          </table:table-cell>
        </table:table-row>
        <table:table-row>
          <table:table-cell table:style-name="Tableau5.A31" office:value-type="string">
            <text:p text:style-name="P25">00 00 7f ff ff ff e1 <text:span text:style-name="T18">c2</text:span></text:p>
          </table:table-cell>
          <table:table-cell table:style-name="Tableau5.B31" office:value-type="string">
            <text:p text:style-name="P30">00</text:p>
          </table:table-cell>
          <table:table-cell table:style-name="Tableau5.C31" office:value-type="string">
            <text:p text:style-name="P33"/>
          </table:table-cell>
          <table:covered-table-cell/>
        </table:table-row>
        <table:table-row>
          <table:table-cell table:style-name="Tableau5.A36" office:value-type="string">
            <text:p text:style-name="P25">00 00 7f ff ff ff e1 <text:span text:style-name="T18">c1</text:span></text:p>
          </table:table-cell>
          <table:table-cell table:style-name="Tableau5.B36" office:value-type="string">
            <text:p text:style-name="P30">7f</text:p>
          </table:table-cell>
          <table:table-cell table:style-name="Tableau5.C34" office:value-type="string">
            <text:p text:style-name="P33"/>
          </table:table-cell>
          <table:covered-table-cell/>
        </table:table-row>
        <table:table-row>
          <table:table-cell table:style-name="Tableau5.A36" office:value-type="string">
            <text:p text:style-name="P25">00 00 7f ff ff ff e1 <text:span text:style-name="T18">c0</text:span></text:p>
          </table:table-cell>
          <table:table-cell table:style-name="Tableau5.B36" office:value-type="string">
            <text:p text:style-name="P30">ff</text:p>
          </table:table-cell>
          <table:table-cell table:style-name="Tableau5.C34" office:value-type="string">
            <text:p text:style-name="P33"/>
          </table:table-cell>
          <table:covered-table-cell/>
        </table:table-row>
        <table:table-row>
          <table:table-cell table:style-name="Tableau5.A36" office:value-type="string">
            <text:p text:style-name="P25">00 00 7f ff ff ff e1 <text:span text:style-name="T19">bf</text:span></text:p>
          </table:table-cell>
          <table:table-cell table:style-name="Tableau5.B36" office:value-type="string">
            <text:p text:style-name="P30">ff</text:p>
          </table:table-cell>
          <table:table-cell table:style-name="Tableau5.C34" office:value-type="string">
            <text:p text:style-name="P33"/>
          </table:table-cell>
          <table:covered-table-cell/>
        </table:table-row>
        <table:table-row>
          <table:table-cell table:style-name="Tableau5.A36" office:value-type="string">
            <text:p text:style-name="P25">00 00 7f ff ff ff e1 <text:span text:style-name="T19">be</text:span></text:p>
          </table:table-cell>
          <table:table-cell table:style-name="Tableau5.B36" office:value-type="string">
            <text:p text:style-name="P30">ff</text:p>
          </table:table-cell>
          <table:table-cell table:style-name="Tableau5.C36" office:value-type="string">
            <text:p text:style-name="P33"/>
          </table:table-cell>
          <table:covered-table-cell/>
        </table:table-row>
        <table:table-row>
          <table:table-cell table:style-name="Tableau5.A36" office:value-type="string">
            <text:p text:style-name="P25">00 00 7f ff ff ff e1 <text:span text:style-name="T19">bd</text:span></text:p>
          </table:table-cell>
          <table:table-cell table:style-name="Tableau5.B36" office:value-type="string">
            <text:p text:style-name="P30">e1</text:p>
          </table:table-cell>
          <table:table-cell table:style-name="Tableau5.C36" office:value-type="string">
            <text:p text:style-name="P33"/>
          </table:table-cell>
          <table:covered-table-cell/>
        </table:table-row>
        <table:table-row>
          <table:table-cell table:style-name="Tableau5.A37" office:value-type="string">
            <text:p text:style-name="P25">00 00 7f ff ff ff e1 <text:span text:style-name="T19">bc</text:span></text:p>
          </table:table-cell>
          <table:table-cell table:style-name="Tableau5.B37" office:value-type="string">
            <text:p text:style-name="P21">d<text:span text:style-name="T24">7</text:span></text:p>
          </table:table-cell>
          <table:table-cell table:style-name="Tableau5.C37" office:value-type="string">
            <text:p text:style-name="P33"/>
          </table:table-cell>
          <table:covered-table-cell/>
        </table:table-row>
        <table:table-row>
          <table:table-cell table:style-name="Tableau5.A44" office:value-type="string">
            <text:p text:style-name="P25">00 00 7f ff ff ff e1 <text:span text:style-name="T19">bb</text:span></text:p>
          </table:table-cell>
          <table:table-cell table:style-name="Tableau5.B44" office:value-type="string">
            <text:p text:style-name="P30">00</text:p>
          </table:table-cell>
          <table:table-cell table:style-name="Tableau5.C44" office:value-type="string">
            <text:p text:style-name="P33"/>
          </table:table-cell>
          <table:table-cell table:style-name="Tableau5.D38" table:number-rows-spanned="8" office:value-type="string">
            <text:p text:style-name="P35">ptrReel</text:p>
          </table:table-cell>
        </table:table-row>
        <table:table-row>
          <table:table-cell table:style-name="Tableau5.A44" office:value-type="string">
            <text:p text:style-name="P25">00 00 7f ff ff ff e1 <text:span text:style-name="T19">ba</text:span></text:p>
          </table:table-cell>
          <table:table-cell table:style-name="Tableau5.B44" office:value-type="string">
            <text:p text:style-name="P30">00</text:p>
          </table:table-cell>
          <table:table-cell table:style-name="Tableau5.C44" office:value-type="string">
            <text:p text:style-name="P33"/>
          </table:table-cell>
          <table:covered-table-cell/>
        </table:table-row>
        <table:table-row>
          <table:table-cell table:style-name="Tableau5.A44" office:value-type="string">
            <text:p text:style-name="P25">00 00 7f ff ff ff e1 <text:span text:style-name="T19">b9</text:span></text:p>
          </table:table-cell>
          <table:table-cell table:style-name="Tableau5.B44" office:value-type="string">
            <text:p text:style-name="P30">7f</text:p>
          </table:table-cell>
          <table:table-cell table:style-name="Tableau5.C44" office:value-type="string">
            <text:p text:style-name="P33"/>
          </table:table-cell>
          <table:covered-table-cell/>
        </table:table-row>
        <table:table-row>
          <table:table-cell table:style-name="Tableau5.A44" office:value-type="string">
            <text:p text:style-name="P25">00 00 7f ff ff ff e1 <text:span text:style-name="T19">b8</text:span></text:p>
          </table:table-cell>
          <table:table-cell table:style-name="Tableau5.B44" office:value-type="string">
            <text:p text:style-name="P30">ff</text:p>
          </table:table-cell>
          <table:table-cell table:style-name="Tableau5.C44" office:value-type="string">
            <text:p text:style-name="P33"/>
          </table:table-cell>
          <table:covered-table-cell/>
        </table:table-row>
        <table:table-row>
          <table:table-cell table:style-name="Tableau5.A44" office:value-type="string">
            <text:p text:style-name="P25">00 00 7f ff ff ff e1 <text:span text:style-name="T19">b7</text:span></text:p>
          </table:table-cell>
          <table:table-cell table:style-name="Tableau5.B44" office:value-type="string">
            <text:p text:style-name="P30">ff</text:p>
          </table:table-cell>
          <table:table-cell table:style-name="Tableau5.C44" office:value-type="string">
            <text:p text:style-name="P33"/>
          </table:table-cell>
          <table:covered-table-cell/>
        </table:table-row>
        <table:table-row>
          <table:table-cell table:style-name="Tableau5.A44" office:value-type="string">
            <text:p text:style-name="P25">00 00 7f ff ff ff e1 <text:span text:style-name="T19">b6</text:span></text:p>
          </table:table-cell>
          <table:table-cell table:style-name="Tableau5.B44" office:value-type="string">
            <text:p text:style-name="P30">ff</text:p>
          </table:table-cell>
          <table:table-cell table:style-name="Tableau5.C44" office:value-type="string">
            <text:p text:style-name="P33"/>
          </table:table-cell>
          <table:covered-table-cell/>
        </table:table-row>
        <table:table-row>
          <table:table-cell table:style-name="Tableau5.A44" office:value-type="string">
            <text:p text:style-name="P25">00 00 7f ff ff ff e1 <text:span text:style-name="T19">b5</text:span></text:p>
          </table:table-cell>
          <table:table-cell table:style-name="Tableau5.B44" office:value-type="string">
            <text:p text:style-name="P30">e1</text:p>
          </table:table-cell>
          <table:table-cell table:style-name="Tableau5.C44" office:value-type="string">
            <text:p text:style-name="P33"/>
          </table:table-cell>
          <table:covered-table-cell/>
        </table:table-row>
        <table:table-row>
          <table:table-cell table:style-name="Tableau5.A45" office:value-type="string">
            <text:p text:style-name="P25">00 00 7f ff ff ff e1 <text:span text:style-name="T19">b4</text:span></text:p>
          </table:table-cell>
          <table:table-cell table:style-name="Tableau5.B45" office:value-type="string">
            <text:p text:style-name="P36">e0</text:p>
          </table:table-cell>
          <table:table-cell table:style-name="Tableau5.C45" office:value-type="string">
            <text:p text:style-name="P33"/>
          </table:table-cell>
          <table:covered-table-cell/>
        </table:table-row>
      </table:table>
      <text:list xml:id="list115847020102619" text:continue-numbering="true" text:style-name="Numbering_20_1">
        <text:list-item>
          <text:p text:style-name="P51">Expliquez pourquoi les valeurs des variables <text:span text:style-name="T1">ptrCar</text:span>, <text:span text:style-name="T1">ptrEntier</text:span>, <text:span text:style-name="T1">ptrReel</text:span> n'évoluent pas de la même manière au fur et à mesure des tours de boucle.</text:p>
        </text:list-item>
      </text:list>
      <text:p text:style-name="P5"><text:span text:style-name="T25">Les valeurs de ces variables n’évoluent pas de la même manière car les tailles sont différentes.</text:span> </text:p>
      <text:list xml:id="list115846864208006" text:continue-numbering="true" text:style-name="Numbering_20_1">
        <text:list-item>
          <text:p text:style-name="question">Pourquoi les valeurs affichées par <text:s/><text:span text:style-name="T1">*ptrCar</text:span>, <text:span text:style-name="T1">*ptrEntier</text:span> et <text:span text:style-name="T1">*ptrReel</text:span> ne sont pas identiques.</text:p>
          <text:p text:style-name="P52">Les variables pointées sont de types différents donc elle ne sont pas rangées en mémoire de la même façon.</text:p>
        </text:list-item>
        <text:list-item>
          <text:p text:style-name="P49"><text:s/>Les valeurs affichées sont-elles cohérentes ? (gets(mois);vous pouvez vous aider de l'application <text:a xlink:type="simple" xlink:href="https://www.h-schmidt.net/FloatConverter/IEEE754.html" text:style-name="Internet_20_link" text:visited-style-name="Visited_20_Internet_20_Link">https://www.h-schmidt.net/FloatConverter/IEEE754.html</text:a> pour les nombres réels)</text:p>
          <text:p text:style-name="P53"><text:s/><text:span text:style-name="T26">Les valeurs affichées sont cohérentes.</text:span></text:p>
        </text:list-item>
      </text:list>
      <text:h text:style-name="Heading_20_1" text:outline-level="1">Allocation dynamique et chaîne de caractères</text:h>
      <text:list xml:id="list115845883938243" text:continue-numbering="true" text:style-name="Numbering_20_1">
        <text:list-item>
          <text:p text:style-name="question">Codez <text:span text:style-name="T5">une</text:span> fonction <text:span text:style-name="T1">moisNom</text:span> qui retourne un pointeur sur une chaîne de caractères allouée dynamiquement et qui contient le nom du mois dont le numéro est passé en paramètre.</text:p>
        </text:list-item>
      </text:list>
      <text:p text:style-name="Standard"/>
      <text:list xml:id="list115847209856377" text:continue-numbering="true" text:style-name="Numbering_20_1">
        <text:list-item>
          <text:p text:style-name="question">Codez <text:span text:style-name="T5">une</text:span> fonction <text:span text:style-name="T1">supprimerE</text:span> qui prend en paramètre une chaîne de caractères et retourne <text:s/>un pointeur sur une chaîne de caractères allouée dynamiquement et qui contient la chaîne de caractères initiale sans les caractères 'e'.</text:p>
        </text:list-item>
      </text:list>
      <text:p text:style-name="Standard"/>
      <text:p text:style-name="P1"/>
      <text:list xml:id="list115845931453638" text:continue-numbering="true" text:style-name="Numbering_20_1">
        <text:list-item>
          <text:p text:style-name="question">Codez une fonction <text:span text:style-name="T1">saisirChaine</text:span> qui demande à l'utilisateur de saisir une chaine de caractères et retourne un pointeur vers une zone mémoire allouée dynamiquement et contenant la chaîne saisie.<text:line-break/>La fonction <text:span text:style-name="T1">saisirChaine</text:span> prendra en paramètres une chaine de caractères correspondant au message à afficher pour demander à l'utilisateur de saisir une chaine.</text:p>
        </text:list-item>
      </text:list>
      <text:p text:style-name="P8">Exemple d'utilisation:</text:p>
      <text:p text:style-name="P12">char *nom;</text:p>
      <text:p text:style-name="P12">nom = saisirChaine("comment vous appelez-vous?");</text:p>
      <text:p text:style-name="P12">printf(" vous vous appelez %s\n",nom);</text:p>
      <text:h text:style-name="Heading_20_1" text:outline-level="1">Passage par adresse</text:h>
      <text:list xml:id="list115847107359425" text:continue-numbering="true" text:style-name="Numbering_20_1">
        <text:list-item>
          <text:p text:style-name="question">Codez <text:span text:style-name="T5">une</text:span> fonction <text:span text:style-name="T1">swap</text:span><text:span text:style-name="T2">Float</text:span> <text:span text:style-name="T5">qui intervertit les valeurs de deux variables de type float.</text:span></text:p>
        </text:list-item>
      </text:list>
      <text:p text:style-name="Standard"/>
      <text:list xml:id="list115847612293642" text:continue-numbering="true" text:style-name="Numbering_20_1">
        <text:list-item>
          <text:p text:style-name="question">Codez <text:span text:style-name="T20">et testez </text:span>la fonction <text:span text:style-name="T1">discriminant</text:span><text:span text:style-name="T6"> telle</text:span><text:span text:style-name="T7"> que décrite ci-dessous.</text:span></text:p>
        </text:list-item>
      </text:list>
      <text:p text:style-name="P2"/>
      <text:p text:style-name="P7">Cette fonction devra calculer le discriminant relatif à a,b,c et mettre le résultat dans racine1 et racine2</text:p>
      <text:p text:style-name="P7">Voici le prototype de la fonction:</text:p>
      <text:p text:style-name="P10"><text:bookmark-start text:name="__DdeLink__4124_3486491862"/><text:span text:style-name="T3">void discriminant(float a, float b, float c,float *racine1, float *racine2)</text:span><text:bookmark-end text:name="__DdeLink__4124_3486491862"/>.</text:p>
      <text:p text:style-name="P8">Rappel:</text:p>
      <text:p text:style-name="P11">Soit un polynôme du second degré de la forme : aX² + bX +c =0</text:p>
      <text:p text:style-name="P11"/>
      <text:p text:style-name="P11">Discriminant = b² - 4ac</text:p>
      <text:p text:style-name="P11"/>
      <text:list xml:id="list2951383856" text:style-name="L2">
        <text:list-item>
          <text:p text:style-name="P47">Si Discriminant = 0 :</text:p>
        </text:list-item>
      </text:list>
      <text:p text:style-name="P9"><text:tab/>x1 = x2 = -b / 2a</text:p>
      <text:list xml:id="list2545786107" text:style-name="L3">
        <text:list-item>
          <text:p text:style-name="P45">Si Discriminant &gt;0 :</text:p>
        </text:list-item>
      </text:list>
      <text:p text:style-name="P9"><text:tab/>x1 = (-b - racinecarre(Discriminant)) / 2a</text:p>
      <text:p text:style-name="P9"><text:tab/>x2 = (-b + racinecarre(Discriminant)) / 2a</text:p>
      <text:list xml:id="list2846925761" text:style-name="L4">
        <text:list-item>
          <text:p text:style-name="P46">Si Discriminant &lt;0 : </text:p>
        </text:list-item>
      </text:list>
      <text:p text:style-name="P9"><text:tab/>pas de solutions dans l'ensemble des réel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.423cm" fo:margin-bottom="0.106cm" loext:contextual-spacing="false" fo:text-indent="-1.249cm" style:auto-text-indent="false" fo:keep-with-next="always"/>
      <style:text-properties fo:font-weight="bold" style:font-weight-asian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Travaux Dirigés       -       Algorithmique n°5 </dc:title>
    <meta:initial-creator>Jean Guillet</meta:initial-creator>
    <meta:creation-date>2009-09-22T07:10:24</meta:creation-date>
    <dc:date>2019-12-11T11:58:45.441834849</dc:date>
    <dc:language>en-US</dc:language>
    <meta:editing-cycles>51</meta:editing-cycles>
    <meta:editing-duration>PT16H44M40S</meta:editing-duration>
    <meta:document-statistic meta:table-count="6" meta:image-count="0" meta:object-count="0" meta:page-count="13" meta:paragraph-count="608" meta:word-count="2671" meta:character-count="9656" meta:non-whitespace-character-count="7465"/>
    <meta:user-defined meta:name="Info 1"/>
    <meta:user-defined meta:name="Info 2"/>
    <meta:user-defined meta:name="Info 3"/>
    <meta:user-defined meta:name="Info 4"/>
  </office:meta>
</office:document-meta>
</file>